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viar Dreams" svg:font-family="'Caviar Dream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viar Dreams1" svg:font-family="'Caviar Dreams'"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6931in" fo:margin-left="-0.1535in" fo:margin-top="0in" fo:margin-bottom="0in" table:align="left" style:writing-mode="lr-tb"/>
    </style:style>
    <style:style style:name="Table1.A" style:family="table-column">
      <style:table-column-properties style:column-width="1.3799in"/>
    </style:style>
    <style:style style:name="Table1.B" style:family="table-column">
      <style:table-column-properties style:column-width="5.3125in"/>
    </style:style>
    <style:style style:name="Table1.1" style:family="table-row">
      <style:table-row-properties fo:keep-together="auto"/>
    </style:style>
    <style:style style:name="Table1.A1" style:family="table-cell">
      <style:table-cell-properties fo:background-color="#d3d3d3" fo:padding-left="0.034in" fo:padding-right="0.075in" fo:padding-top="0in" fo:padding-bottom="0in"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d3d3d3" fo:padding-left="0.034in" fo:padding-right="0.075in" fo:padding-top="0in" fo:padding-bottom="0in" fo:border="0.5pt solid #000001" style:writing-mode="lr-tb">
        <style:background-image/>
      </style:table-cell-properties>
    </style:style>
    <style:style style:name="Table1.A2" style:family="table-cell">
      <style:table-cell-properties fo:background-color="#ffffff" fo:padding-left="0.034in" fo:padding-right="0.075in" fo:padding-top="0in" fo:padding-bottom="0in" fo:border-left="0.5pt solid #000001" fo:border-right="none" fo:border-top="0.5pt solid #000001" fo:border-bottom="0.5pt solid #000001" style:writing-mode="lr-tb">
        <style:background-image/>
      </style:table-cell-properties>
    </style:style>
    <style:style style:name="Table1.B2" style:family="table-cell">
      <style:table-cell-properties fo:background-color="#ffffff" fo:padding-left="0.034in" fo:padding-right="0.075in" fo:padding-top="0in" fo:padding-bottom="0in" fo:border="0.5pt solid #000001" style:writing-mode="lr-tb">
        <style:background-image/>
      </style:table-cell-properties>
    </style:style>
    <style:style style:name="Table2" style:family="table">
      <style:table-properties style:width="6.6931in" fo:margin-left="-0.1535in" fo:margin-top="0in" fo:margin-bottom="0in" table:align="left" style:writing-mode="lr-tb"/>
    </style:style>
    <style:style style:name="Table2.A" style:family="table-column">
      <style:table-column-properties style:column-width="1.3799in"/>
    </style:style>
    <style:style style:name="Table2.B" style:family="table-column">
      <style:table-column-properties style:column-width="5.3125in"/>
    </style:style>
    <style:style style:name="Table2.1" style:family="table-row">
      <style:table-row-properties fo:keep-together="auto"/>
    </style:style>
    <style:style style:name="Table2.A1" style:family="table-cell">
      <style:table-cell-properties fo:background-color="#d3d3d3" fo:padding-left="0.034in" fo:padding-right="0.075in" fo:padding-top="0in" fo:padding-bottom="0in" fo:border-left="0.5pt solid #000001" fo:border-right="none" fo:border-top="0.5pt solid #000001" fo:border-bottom="0.5pt solid #000001" style:writing-mode="lr-tb">
        <style:background-image/>
      </style:table-cell-properties>
    </style:style>
    <style:style style:name="Table2.B1" style:family="table-cell">
      <style:table-cell-properties fo:background-color="#d3d3d3" fo:padding-left="0.034in" fo:padding-right="0.075in" fo:padding-top="0in" fo:padding-bottom="0in" fo:border="0.5pt solid #000001" style:writing-mode="lr-tb">
        <style:background-image/>
      </style:table-cell-properties>
    </style:style>
    <style:style style:name="Table2.A2" style:family="table-cell">
      <style:table-cell-properties fo:background-color="#ffffff" fo:padding-left="0.034in" fo:padding-right="0.075in" fo:padding-top="0in" fo:padding-bottom="0in" fo:border-left="0.5pt solid #000001" fo:border-right="none" fo:border-top="0.5pt solid #000001" fo:border-bottom="0.5pt solid #000001" style:writing-mode="lr-tb">
        <style:background-image/>
      </style:table-cell-properties>
    </style:style>
    <style:style style:name="Table2.B2" style:family="table-cell">
      <style:table-cell-properties fo:background-color="#ffffff" fo:padding-left="0.034in" fo:padding-right="0.075in" fo:padding-top="0in" fo:padding-bottom="0in" fo:border="0.5pt solid #000001" style:writing-mode="lr-tb">
        <style:background-image/>
      </style:table-cell-properties>
    </style:style>
    <style:style style:name="Table3" style:family="table">
      <style:table-properties style:width="6.6931in" fo:margin-left="-0.1535in" fo:margin-top="0in" fo:margin-bottom="0in" table:align="left" style:writing-mode="lr-tb"/>
    </style:style>
    <style:style style:name="Table3.A" style:family="table-column">
      <style:table-column-properties style:column-width="1.3799in"/>
    </style:style>
    <style:style style:name="Table3.B" style:family="table-column">
      <style:table-column-properties style:column-width="5.3125in"/>
    </style:style>
    <style:style style:name="Table3.1" style:family="table-row">
      <style:table-row-properties fo:keep-together="auto"/>
    </style:style>
    <style:style style:name="Table3.A1" style:family="table-cell">
      <style:table-cell-properties fo:background-color="#d3d3d3" fo:padding-left="0.034in" fo:padding-right="0.075in" fo:padding-top="0in" fo:padding-bottom="0in" fo:border-left="0.5pt solid #000001" fo:border-right="none" fo:border-top="0.5pt solid #000001" fo:border-bottom="0.5pt solid #000001" style:writing-mode="lr-tb">
        <style:background-image/>
      </style:table-cell-properties>
    </style:style>
    <style:style style:name="Table3.B1" style:family="table-cell">
      <style:table-cell-properties fo:background-color="#d3d3d3" fo:padding-left="0.034in" fo:padding-right="0.075in" fo:padding-top="0in" fo:padding-bottom="0in" fo:border="0.5pt solid #000001" style:writing-mode="lr-tb">
        <style:background-image/>
      </style:table-cell-properties>
    </style:style>
    <style:style style:name="Table3.A2" style:family="table-cell">
      <style:table-cell-properties fo:background-color="#ffffff" fo:padding-left="0.034in" fo:padding-right="0.075in" fo:padding-top="0in" fo:padding-bottom="0in" fo:border-left="0.5pt solid #000001" fo:border-right="none" fo:border-top="0.5pt solid #000001" fo:border-bottom="0.5pt solid #000001" style:writing-mode="lr-tb">
        <style:background-image/>
      </style:table-cell-properties>
    </style:style>
    <style:style style:name="Table3.B2" style:family="table-cell">
      <style:table-cell-properties fo:background-color="#ffffff" fo:padding-left="0.034in" fo:padding-right="0.075in" fo:padding-top="0in" fo:padding-bottom="0in" fo:border="0.5pt solid #000001" style:writing-mode="lr-tb">
        <style:background-image/>
      </style:table-cell-properties>
    </style:style>
    <style:style style:name="Table4" style:family="table">
      <style:table-properties style:width="6.6931in" fo:margin-left="-0.1535in" fo:margin-top="0in" fo:margin-bottom="0in" table:align="left" style:writing-mode="lr-tb"/>
    </style:style>
    <style:style style:name="Table4.A" style:family="table-column">
      <style:table-column-properties style:column-width="1.3799in"/>
    </style:style>
    <style:style style:name="Table4.B" style:family="table-column">
      <style:table-column-properties style:column-width="5.3125in"/>
    </style:style>
    <style:style style:name="Table4.1" style:family="table-row">
      <style:table-row-properties fo:keep-together="auto"/>
    </style:style>
    <style:style style:name="Table4.A1" style:family="table-cell">
      <style:table-cell-properties fo:background-color="#d3d3d3" fo:padding-left="0.034in" fo:padding-right="0.075in" fo:padding-top="0in" fo:padding-bottom="0in" fo:border-left="0.5pt solid #000001" fo:border-right="none" fo:border-top="0.5pt solid #000001" fo:border-bottom="0.5pt solid #000001" style:writing-mode="lr-tb">
        <style:background-image/>
      </style:table-cell-properties>
    </style:style>
    <style:style style:name="Table4.B1" style:family="table-cell">
      <style:table-cell-properties fo:background-color="#d3d3d3" fo:padding-left="0.034in" fo:padding-right="0.075in" fo:padding-top="0in" fo:padding-bottom="0in" fo:border="0.5pt solid #000001" style:writing-mode="lr-tb">
        <style:background-image/>
      </style:table-cell-properties>
    </style:style>
    <style:style style:name="Table4.A2" style:family="table-cell">
      <style:table-cell-properties fo:background-color="#ffffff" fo:padding-left="0.034in" fo:padding-right="0.075in" fo:padding-top="0in" fo:padding-bottom="0in" fo:border-left="0.5pt solid #000001" fo:border-right="none" fo:border-top="0.5pt solid #000001" fo:border-bottom="0.5pt solid #000001" style:writing-mode="lr-tb">
        <style:background-image/>
      </style:table-cell-properties>
    </style:style>
    <style:style style:name="Table4.B2" style:family="table-cell">
      <style:table-cell-properties fo:background-color="#ffffff" fo:padding-left="0.034in" fo:padding-right="0.075in" fo:padding-top="0in" fo:padding-bottom="0in" fo:border="0.5pt solid #000001" style:writing-mode="lr-tb">
        <style:background-image/>
      </style:table-cell-properties>
    </style:style>
    <style:style style:name="Table5" style:family="table">
      <style:table-properties style:width="6.6931in" fo:margin-left="-0.1535in" fo:margin-top="0in" fo:margin-bottom="0in" table:align="left" style:writing-mode="lr-tb"/>
    </style:style>
    <style:style style:name="Table5.A" style:family="table-column">
      <style:table-column-properties style:column-width="2.3236in"/>
    </style:style>
    <style:style style:name="Table5.B" style:family="table-column">
      <style:table-column-properties style:column-width="4.3688in"/>
    </style:style>
    <style:style style:name="Table5.1" style:family="table-row">
      <style:table-row-properties fo:keep-together="auto"/>
    </style:style>
    <style:style style:name="Table5.A1" style:family="table-cell">
      <style:table-cell-properties fo:background-color="#d3d3d3" fo:padding-left="0.034in" fo:padding-right="0.075in" fo:padding-top="0in" fo:padding-bottom="0in" fo:border-left="0.5pt solid #000001" fo:border-right="none" fo:border-top="0.5pt solid #000001" fo:border-bottom="0.5pt solid #000001" style:writing-mode="lr-tb">
        <style:background-image/>
      </style:table-cell-properties>
    </style:style>
    <style:style style:name="Table5.B1" style:family="table-cell">
      <style:table-cell-properties fo:background-color="#d3d3d3" fo:padding-left="0.034in" fo:padding-right="0.075in" fo:padding-top="0in" fo:padding-bottom="0in" fo:border="0.5pt solid #000001" style:writing-mode="lr-tb">
        <style:background-image/>
      </style:table-cell-properties>
    </style:style>
    <style:style style:name="Table5.A2" style:family="table-cell">
      <style:table-cell-properties fo:background-color="#ffffff" fo:padding-left="0.034in" fo:padding-right="0.075in" fo:padding-top="0in" fo:padding-bottom="0in" fo:border-left="0.5pt solid #000001" fo:border-right="none" fo:border-top="0.5pt solid #000001" fo:border-bottom="0.5pt solid #000001" style:writing-mode="lr-tb">
        <style:background-image/>
      </style:table-cell-properties>
    </style:style>
    <style:style style:name="Table5.B2" style:family="table-cell">
      <style:table-cell-properties fo:background-color="#ffffff" fo:padding-left="0.034in" fo:padding-right="0.075in" fo:padding-top="0in" fo:padding-bottom="0in" fo:border="0.5pt solid #000001" style:writing-mode="lr-tb">
        <style:background-image/>
      </style:table-cell-properties>
    </style:style>
    <style:style style:name="Table6" style:family="table">
      <style:table-properties style:width="6.6931in" fo:margin-left="-0.1535in" fo:margin-top="0in" fo:margin-bottom="0in" table:align="left" style:writing-mode="lr-tb"/>
    </style:style>
    <style:style style:name="Table6.A" style:family="table-column">
      <style:table-column-properties style:column-width="2.2042in"/>
    </style:style>
    <style:style style:name="Table6.B" style:family="table-column">
      <style:table-column-properties style:column-width="4.4882in"/>
    </style:style>
    <style:style style:name="Table6.1" style:family="table-row">
      <style:table-row-properties fo:keep-together="auto"/>
    </style:style>
    <style:style style:name="Table6.A1" style:family="table-cell">
      <style:table-cell-properties fo:background-color="#d3d3d3" fo:padding-left="0.034in" fo:padding-right="0.075in" fo:padding-top="0in" fo:padding-bottom="0in" fo:border-left="0.5pt solid #000001" fo:border-right="none" fo:border-top="0.5pt solid #000001" fo:border-bottom="0.5pt solid #000001" style:writing-mode="lr-tb">
        <style:background-image/>
      </style:table-cell-properties>
    </style:style>
    <style:style style:name="Table6.B1" style:family="table-cell">
      <style:table-cell-properties fo:background-color="#d3d3d3" fo:padding-left="0.034in" fo:padding-right="0.075in" fo:padding-top="0in" fo:padding-bottom="0in" fo:border="0.5pt solid #000001" style:writing-mode="lr-tb">
        <style:background-image/>
      </style:table-cell-properties>
    </style:style>
    <style:style style:name="Table6.2" style:family="table-row">
      <style:table-row-properties style:min-row-height="1.5278in" fo:keep-together="auto"/>
    </style:style>
    <style:style style:name="Table6.A2" style:family="table-cell">
      <style:table-cell-properties fo:background-color="#ffffff" fo:padding-left="0.034in" fo:padding-right="0.075in" fo:padding-top="0in" fo:padding-bottom="0in" fo:border-left="0.5pt solid #000001" fo:border-right="none" fo:border-top="0.5pt solid #000001" fo:border-bottom="0.5pt solid #000001" style:writing-mode="lr-tb">
        <style:background-image/>
      </style:table-cell-properties>
    </style:style>
    <style:style style:name="Table6.B2" style:family="table-cell">
      <style:table-cell-properties fo:background-color="#ffffff" fo:padding-left="0.034in" fo:padding-right="0.075in" fo:padding-top="0in" fo:padding-bottom="0in" fo:border="0.5pt solid #000001" style:writing-mode="lr-tb">
        <style:background-image/>
      </style:table-cell-properties>
    </style:style>
    <style:style style:name="Table6.3" style:family="table-row">
      <style:table-row-properties style:min-row-height="0.7778in" fo:keep-together="auto"/>
    </style:style>
    <style:style style:name="Table6.7" style:family="table-row">
      <style:table-row-properties style:min-row-height="0.375in" fo:keep-together="auto"/>
    </style:style>
    <style:style style:name="Table6.36" style:family="table-row">
      <style:table-row-properties style:min-row-height="0.4028in" fo:keep-together="auto"/>
    </style:style>
    <style:style style:name="Table6.37" style:family="table-row">
      <style:table-row-properties style:min-row-height="0.1667in" fo:keep-together="auto"/>
    </style:style>
    <style:style style:name="Table7" style:family="table">
      <style:table-properties style:width="6.6931in" fo:margin-left="-0.1535in" fo:margin-top="0in" fo:margin-bottom="0in" table:align="left" style:writing-mode="lr-tb"/>
    </style:style>
    <style:style style:name="Table7.A" style:family="table-column">
      <style:table-column-properties style:column-width="2.2049in"/>
    </style:style>
    <style:style style:name="Table7.B" style:family="table-column">
      <style:table-column-properties style:column-width="4.4875in"/>
    </style:style>
    <style:style style:name="Table7.1" style:family="table-row">
      <style:table-row-properties fo:keep-together="auto"/>
    </style:style>
    <style:style style:name="Table7.A1" style:family="table-cell">
      <style:table-cell-properties fo:background-color="#d3d3d3" fo:padding-left="0.034in" fo:padding-right="0.075in" fo:padding-top="0in" fo:padding-bottom="0in" fo:border-left="0.5pt solid #000001" fo:border-right="none" fo:border-top="0.5pt solid #000001" fo:border-bottom="0.5pt solid #000001" style:writing-mode="lr-tb">
        <style:background-image/>
      </style:table-cell-properties>
    </style:style>
    <style:style style:name="Table7.B1" style:family="table-cell">
      <style:table-cell-properties fo:background-color="#d3d3d3" fo:padding-left="0.034in" fo:padding-right="0.075in" fo:padding-top="0in" fo:padding-bottom="0in" fo:border="0.5pt solid #000001" style:writing-mode="lr-tb">
        <style:background-image/>
      </style:table-cell-properties>
    </style:style>
    <style:style style:name="Table7.2" style:family="table-row">
      <style:table-row-properties style:min-row-height="0.4583in" fo:keep-together="auto"/>
    </style:style>
    <style:style style:name="Table7.A2" style:family="table-cell">
      <style:table-cell-properties fo:background-color="#ffffff" fo:padding-left="0.034in" fo:padding-right="0.075in" fo:padding-top="0in" fo:padding-bottom="0in" fo:border-left="0.5pt solid #000001" fo:border-right="none" fo:border-top="0.5pt solid #000001" fo:border-bottom="0.5pt solid #000001" style:writing-mode="lr-tb">
        <style:background-image/>
      </style:table-cell-properties>
    </style:style>
    <style:style style:name="Table7.B2" style:family="table-cell">
      <style:table-cell-properties fo:background-color="#ffffff" fo:padding-left="0.034in" fo:padding-right="0.075in" fo:padding-top="0in" fo:padding-bottom="0in" fo:border="0.5pt solid #000001" style:writing-mode="lr-tb">
        <style:background-image/>
      </style:table-cell-properties>
    </style:style>
    <style:style style:name="Table7.4" style:family="table-row">
      <style:table-row-properties style:min-row-height="0.3889in" fo:keep-together="auto"/>
    </style:style>
    <style:style style:name="Table8" style:family="table">
      <style:table-properties style:width="6.6931in" fo:margin-left="-0.1535in" fo:margin-top="0in" fo:margin-bottom="0in" table:align="left" style:writing-mode="lr-tb"/>
    </style:style>
    <style:style style:name="Table8.A" style:family="table-column">
      <style:table-column-properties style:column-width="2.2049in"/>
    </style:style>
    <style:style style:name="Table8.B" style:family="table-column">
      <style:table-column-properties style:column-width="4.4875in"/>
    </style:style>
    <style:style style:name="Table8.1" style:family="table-row">
      <style:table-row-properties fo:keep-together="auto"/>
    </style:style>
    <style:style style:name="Table8.A1" style:family="table-cell">
      <style:table-cell-properties fo:background-color="#d3d3d3" fo:padding-left="0.034in" fo:padding-right="0.075in" fo:padding-top="0in" fo:padding-bottom="0in" fo:border-left="0.5pt solid #000001" fo:border-right="none" fo:border-top="0.5pt solid #000001" fo:border-bottom="0.5pt solid #000001" style:writing-mode="lr-tb">
        <style:background-image/>
      </style:table-cell-properties>
    </style:style>
    <style:style style:name="Table8.B1" style:family="table-cell">
      <style:table-cell-properties fo:background-color="#d3d3d3" fo:padding-left="0.034in" fo:padding-right="0.075in" fo:padding-top="0in" fo:padding-bottom="0in" fo:border="0.5pt solid #000001" style:writing-mode="lr-tb">
        <style:background-image/>
      </style:table-cell-properties>
    </style:style>
    <style:style style:name="Table8.2" style:family="table-row">
      <style:table-row-properties style:min-row-height="0.3333in" fo:keep-together="auto"/>
    </style:style>
    <style:style style:name="Table8.A2" style:family="table-cell">
      <style:table-cell-properties fo:background-color="#ffffff" fo:padding-left="0.034in" fo:padding-right="0.075in" fo:padding-top="0in" fo:padding-bottom="0in" fo:border-left="0.5pt solid #000001" fo:border-right="none" fo:border-top="0.5pt solid #000001" fo:border-bottom="0.5pt solid #000001" style:writing-mode="lr-tb">
        <style:background-image/>
      </style:table-cell-properties>
    </style:style>
    <style:style style:name="Table8.B2" style:family="table-cell">
      <style:table-cell-properties fo:background-color="#ffffff" fo:padding-left="0.034in" fo:padding-right="0.075in" fo:padding-top="0in" fo:padding-bottom="0in" fo:border="0.5pt solid #000001" style:writing-mode="lr-tb">
        <style:background-image/>
      </style:table-cell-properties>
    </style:style>
    <style:style style:name="Table8.3" style:family="table-row">
      <style:table-row-properties style:min-row-height="0.4583in" fo:keep-together="auto"/>
    </style:style>
    <style:style style:name="P1" style:family="paragraph" style:parent-style-name="Standard">
      <style:paragraph-properties fo:margin-left="0in" fo:margin-right="0in" fo:margin-top="0in" fo:margin-bottom="0.0972in" loext:contextual-spacing="false" fo:line-height="120%" fo:text-align="justify" style:justify-single-word="false" fo:keep-together="auto" fo:orphans="2" fo:widows="2" fo:text-indent="0in" style:auto-text-indent="false" fo:keep-with-next="always"/>
    </style:style>
    <style:style style:name="P2" style:family="paragraph" style:parent-style-name="Standard">
      <style:paragraph-properties fo:margin-left="0in" fo:margin-right="0in" fo:margin-top="0in" fo:margin-bottom="0in" loext:contextual-spacing="false" fo:line-height="120%" fo:text-align="justify" style:justify-single-word="false" fo:keep-together="auto" fo:orphans="2" fo:widows="2" fo:text-indent="0in" style:auto-text-indent="false" fo:keep-with-next="always"/>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style>
    <style:style style:name="P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style>
    <style:style style:name="P5" style:family="paragraph" style:parent-style-name="Standard">
      <style:paragraph-properties fo:margin-left="0in" fo:margin-right="0in" fo:margin-top="0in" fo:margin-bottom="0in" loext:contextual-spacing="false" fo:line-height="100%" fo:text-align="justify" style:justify-single-word="false" fo:orphans="2" fo:widows="2" fo:text-indent="0in" style:auto-text-indent="false"/>
    </style:style>
    <style:style style:name="P6" style:family="paragraph" style:parent-style-name="Standard">
      <style:paragraph-properties fo:margin-left="0in" fo:margin-right="0in" fo:margin-top="0.0783in" fo:margin-bottom="0.0984in" loext:contextual-spacing="false" fo:line-height="120%" fo:text-align="justify" style:justify-single-word="false" fo:keep-together="auto" fo:orphans="2" fo:widows="2" fo:text-indent="0in" style:auto-text-indent="false" fo:keep-with-next="always"/>
    </style:style>
    <style:style style:name="P7" style:family="paragraph" style:parent-style-name="Standard">
      <style:paragraph-properties fo:margin-left="0in" fo:margin-right="0in" fo:margin-top="0in" fo:margin-bottom="0.0783in" loext:contextual-spacing="false" fo:line-height="100%" fo:text-align="justify" style:justify-single-word="false" fo:keep-together="auto" fo:orphans="2" fo:widows="2" fo:text-indent="0in" style:auto-text-indent="false" fo:keep-with-next="always"/>
    </style:style>
    <style:style style:name="P8" style:family="paragraph" style:parent-style-name="Standard" style:list-style-name="WWNum10">
      <style:paragraph-properties fo:margin-left="0.75in" fo:margin-right="0in" fo:margin-top="0in" fo:margin-bottom="0in" loext:contextual-spacing="false" fo:line-height="120%" fo:text-align="justify" style:justify-single-word="false" fo:keep-together="auto" fo:orphans="2" fo:widows="2" fo:text-indent="-0.25in" style:auto-text-indent="false" fo:keep-with-next="always"/>
    </style:style>
    <style:style style:name="P9" style:family="paragraph" style:parent-style-name="Standard" style:list-style-name="WWNum2">
      <style:paragraph-properties fo:margin-left="0.75in" fo:margin-right="0in" fo:margin-top="0in" fo:margin-bottom="0in" loext:contextual-spacing="false" fo:line-height="120%" fo:text-align="justify" style:justify-single-word="false" fo:keep-together="auto" fo:orphans="2" fo:widows="2" fo:text-indent="-0.25in" style:auto-text-indent="false" fo:keep-with-next="always"/>
    </style:style>
    <style:style style:name="P10" style:family="paragraph" style:parent-style-name="Standard" style:list-style-name="WWNum7">
      <style:paragraph-properties fo:margin-left="0.75in" fo:margin-right="0in" fo:margin-top="0in" fo:margin-bottom="0in" loext:contextual-spacing="false" fo:line-height="100%" fo:text-align="justify" style:justify-single-word="false" fo:orphans="2" fo:widows="2" fo:text-indent="-0.25in" style:auto-text-indent="false">
        <style:tab-stops>
          <style:tab-stop style:position="0.2799in"/>
        </style:tab-stops>
      </style:paragraph-properties>
    </style:style>
    <style:style style:name="P11" style:family="paragraph" style:parent-style-name="Standard" style:list-style-name="WWNum10">
      <style:paragraph-properties fo:margin-left="0.75in" fo:margin-right="0in" fo:margin-top="0in" fo:margin-bottom="0.0972in" loext:contextual-spacing="false" fo:line-height="120%" fo:text-align="justify" style:justify-single-word="false" fo:keep-together="auto" fo:orphans="2" fo:widows="2" fo:text-indent="-0.25in" style:auto-text-indent="false" fo:keep-with-next="always"/>
    </style:style>
    <style:style style:name="P12" style:family="paragraph" style:parent-style-name="Standard" style:list-style-name="WWNum2">
      <style:paragraph-properties fo:margin-left="0.75in" fo:margin-right="0in" fo:margin-top="0in" fo:margin-bottom="0.0972in" loext:contextual-spacing="false" fo:line-height="120%" fo:text-align="justify" style:justify-single-word="false" fo:keep-together="auto" fo:orphans="2" fo:widows="2" fo:text-indent="-0.25in" style:auto-text-indent="false" fo:keep-with-next="always"/>
    </style:style>
    <style:style style:name="P13" style:family="paragraph" style:parent-style-name="Standard" style:list-style-name="WWNum1">
      <style:paragraph-properties fo:margin-left="0.4335in" fo:margin-right="0in" fo:margin-top="0in" fo:margin-bottom="0in" loext:contextual-spacing="false" fo:line-height="100%" fo:text-align="justify" style:justify-single-word="false" fo:keep-together="auto" fo:orphans="2" fo:widows="2" fo:text-indent="-0.2362in" style:auto-text-indent="false" fo:keep-with-next="always"/>
    </style:style>
    <style:style style:name="P14" style:family="paragraph" style:parent-style-name="Standard" style:list-style-name="WWNum1">
      <style:paragraph-properties fo:margin-left="0.4335in" fo:margin-right="0in" fo:margin-top="0in" fo:margin-bottom="0.0398in" loext:contextual-spacing="false" fo:line-height="120%" fo:text-align="justify" style:justify-single-word="false" fo:keep-together="auto" fo:orphans="2" fo:widows="2" fo:text-indent="-0.2362in" style:auto-text-indent="false" fo:keep-with-next="always"/>
    </style:style>
    <style:style style:name="P15" style:family="paragraph" style:parent-style-name="Standard" style:list-style-name="WWNum3">
      <style:paragraph-properties fo:margin-left="0.3937in" fo:margin-right="0in" fo:margin-top="0in" fo:margin-bottom="0in" loext:contextual-spacing="false" fo:line-height="100%" fo:text-align="justify" style:justify-single-word="false" fo:keep-together="auto" fo:orphans="2" fo:widows="2" fo:text-indent="-0.252in" style:auto-text-indent="false" fo:keep-with-next="always"/>
    </style:style>
    <style:style style:name="P16" style:family="paragraph" style:parent-style-name="Standard" style:list-style-name="WWNum4">
      <style:paragraph-properties fo:margin-left="0.3937in" fo:margin-right="0in" fo:margin-top="0in" fo:margin-bottom="0in" loext:contextual-spacing="false" fo:line-height="100%" fo:text-align="justify" style:justify-single-word="false" fo:keep-together="auto" fo:orphans="2" fo:widows="2" fo:text-indent="-0.252in" style:auto-text-indent="false" fo:keep-with-next="always"/>
    </style:style>
    <style:style style:name="P17" style:family="paragraph" style:parent-style-name="Standard" style:list-style-name="WWNum6">
      <style:paragraph-properties fo:margin-left="0.3937in" fo:margin-right="0in" fo:margin-top="0in" fo:margin-bottom="0in" loext:contextual-spacing="false" fo:line-height="100%" fo:text-align="justify" style:justify-single-word="false" fo:keep-together="auto" fo:orphans="2" fo:widows="2" fo:text-indent="-0.252in" style:auto-text-indent="false" fo:keep-with-next="always">
        <style:tab-stops>
          <style:tab-stop style:position="0.2799in"/>
        </style:tab-stops>
      </style:paragraph-properties>
    </style:style>
    <style:style style:name="P18" style:family="paragraph" style:parent-style-name="Standard" style:list-style-name="WWNum6">
      <style:paragraph-properties fo:margin-left="0.1965in" fo:margin-right="0in" fo:margin-top="0in" fo:margin-bottom="0in" loext:contextual-spacing="false" fo:line-height="100%" fo:text-align="justify" style:justify-single-word="false" fo:keep-together="auto" fo:orphans="2" fo:widows="2" fo:text-indent="-0.039in" style:auto-text-indent="false" fo:keep-with-next="always">
        <style:tab-stops>
          <style:tab-stop style:position="0.0783in"/>
        </style:tab-stops>
      </style:paragraph-properties>
    </style:style>
    <style:style style:name="P19" style:family="paragraph" style:parent-style-name="Standard" style:list-style-name="WWNum5">
      <style:paragraph-properties fo:margin-left="0.1965in" fo:margin-right="0in" fo:margin-top="0in" fo:margin-bottom="0in" loext:contextual-spacing="false" fo:line-height="120%" fo:text-align="justify" style:justify-single-word="false" fo:keep-together="auto" fo:orphans="2" fo:widows="2" fo:text-indent="-0.039in" style:auto-text-indent="false" fo:keep-with-next="always"/>
    </style:style>
    <style:style style:name="P20" style:family="paragraph" style:parent-style-name="Standard" style:list-style-name="WWNum6">
      <style:paragraph-properties fo:margin-left="0.3937in" fo:margin-right="0in" fo:margin-top="0in" fo:margin-bottom="0in" loext:contextual-spacing="false" fo:line-height="100%" fo:text-align="justify" style:justify-single-word="false" fo:keep-together="auto" fo:orphans="2" fo:widows="2" fo:text-indent="-0.0398in" style:auto-text-indent="false" fo:keep-with-next="always">
        <style:tab-stops>
          <style:tab-stop style:position="0.2799in"/>
        </style:tab-stops>
      </style:paragraph-properties>
    </style:style>
    <style:style style:name="P21" style:family="paragraph" style:parent-style-name="Standard">
      <style:paragraph-properties fo:margin-left="0.3937in" fo:margin-right="0in" fo:margin-top="0in" fo:margin-bottom="0in" loext:contextual-spacing="false" fo:line-height="100%" fo:text-align="justify" style:justify-single-word="false" fo:keep-together="auto" fo:orphans="2" fo:widows="2" fo:text-indent="-0.1181in" style:auto-text-indent="false" fo:keep-with-next="always">
        <style:tab-stops>
          <style:tab-stop style:position="0.2799in"/>
        </style:tab-stops>
      </style:paragraph-properties>
    </style:style>
    <style:style style:name="P22" style:family="paragraph" style:parent-style-name="Standard" style:list-style-name="WWNum8">
      <style:paragraph-properties fo:margin-left="0.1965in" fo:margin-right="0in" fo:margin-top="0in" fo:margin-bottom="0in" loext:contextual-spacing="false" fo:line-height="100%" fo:text-align="justify" style:justify-single-word="false" fo:keep-together="auto" fo:orphans="2" fo:widows="2" fo:text-indent="0.0783in" style:auto-text-indent="false" fo:keep-with-next="always">
        <style:tab-stops>
          <style:tab-stop style:position="0.2799in"/>
        </style:tab-stops>
      </style:paragraph-properties>
    </style:style>
    <style:style style:name="P23" style:family="paragraph" style:parent-style-name="Standard">
      <style:paragraph-properties fo:margin-left="0.0008in" fo:margin-right="0in" fo:margin-top="0in" fo:margin-bottom="0in" loext:contextual-spacing="false" fo:line-height="120%" fo:text-align="justify" style:justify-single-word="false" fo:keep-together="auto" fo:orphans="2" fo:widows="2" fo:text-indent="0in" style:auto-text-indent="false" fo:keep-with-next="always"/>
    </style:style>
    <style:style style:name="P24" style:family="paragraph" style:parent-style-name="Standard">
      <style:paragraph-properties fo:margin-top="0in" fo:margin-bottom="0in" loext:contextual-spacing="false" fo:line-height="100%"/>
    </style:style>
    <style:style style:name="P25" style:family="paragraph" style:parent-style-name="Standard">
      <style:paragraph-properties fo:margin-top="0in" fo:margin-bottom="0in" loext:contextual-spacing="false" fo:line-height="100%" fo:text-align="justify" style:justify-single-word="false"/>
    </style:style>
    <style:style style:name="P26" style:family="paragraph" style:parent-style-name="Heading_20_3" style:list-style-name="WWNum9">
      <style:paragraph-properties fo:margin-left="0in" fo:margin-right="0in" fo:text-indent="0in" style:auto-text-indent="false"/>
    </style:style>
    <style:style style:name="P27" style:family="paragraph" style:parent-style-name="Heading_20_1" style:list-style-name="WWNum9">
      <style:paragraph-properties fo:margin-left="0in" fo:margin-right="0in" fo:text-indent="0in" style:auto-text-indent="false"/>
    </style:style>
    <style:style style:name="P28" style:family="paragraph" style:parent-style-name="Heading_20_2" style:list-style-name="WWNum9">
      <style:paragraph-properties fo:margin-left="0in" fo:margin-right="0in" fo:text-indent="0in" style:auto-text-indent="false"/>
    </style:style>
    <style:style style:name="P29" style:family="paragraph" style:parent-style-name="Title" style:master-page-name="Standard">
      <style:paragraph-properties fo:margin-top="0.1665in" fo:margin-bottom="0.0835in" loext:contextual-spacing="false" fo:line-height="100%" style:page-number="1"/>
    </style:style>
    <style:style style:name="P30" style:family="paragraph" style:parent-style-name="Subtitle">
      <style:paragraph-properties fo:margin-top="0in" fo:margin-bottom="0in" loext:contextual-spacing="false" fo:line-height="100%"/>
    </style:style>
    <style:style style:name="T1" style:family="text">
      <style:text-properties fo:font-variant="normal" fo:text-transform="none" fo:color="#000000" style:text-line-through-style="none" style:text-line-through-type="none" style:text-position="0% 100%" style:font-name="Caviar Dreams" fo:font-size="10pt" fo:font-style="normal" style:text-underline-style="none" fo:font-weight="normal" style:font-name-asian="Caviar Dreams1" style:font-size-asian="10pt" style:font-style-asian="normal" style:font-weight-asian="normal" style:font-name-complex="Caviar Dreams1" style:font-size-complex="10pt"/>
    </style:style>
    <style:style style:name="T2" style:family="text">
      <style:text-properties fo:font-variant="normal" fo:text-transform="none" fo:color="#000000" style:text-line-through-style="none" style:text-line-through-type="none" style:text-position="0% 100%" style:font-name="Caviar Dreams" fo:font-size="10pt" fo:font-style="normal" style:text-underline-style="none" fo:font-weight="bold" style:font-name-asian="Caviar Dreams1" style:font-size-asian="10pt" style:font-style-asian="normal" style:font-weight-asian="bold" style:font-name-complex="Caviar Dreams1" style:font-size-complex="10pt"/>
    </style:style>
    <style:style style:name="T3" style:family="text">
      <style:text-properties fo:font-variant="normal" fo:text-transform="none" fo:color="#000000" style:text-line-through-style="none" style:text-line-through-type="none" style:text-position="0% 100%" style:font-name="Caviar Dreams" fo:font-size="10pt" fo:font-style="normal" style:text-underline-style="solid" style:text-underline-width="auto" style:text-underline-color="font-color" fo:font-weight="bold" style:font-name-asian="Caviar Dreams1" style:font-size-asian="10pt" style:font-style-asian="normal" style:font-weight-asian="bold" style:font-name-complex="Caviar Dreams1" style:font-size-complex="10pt"/>
    </style:style>
    <style:style style:name="T4" style:family="text">
      <style:text-properties fo:font-variant="normal" fo:text-transform="none" fo:color="#000000" style:text-line-through-style="none" style:text-line-through-type="none" style:text-position="0% 100%" style:font-name="Caviar Dreams" fo:font-size="10pt" fo:font-style="normal" style:text-underline-style="solid" style:text-underline-width="auto" style:text-underline-color="font-color" fo:font-weight="normal" style:font-name-asian="Caviar Dreams1" style:font-size-asian="10pt" style:font-style-asian="normal" style:font-weight-asian="normal" style:font-name-complex="Caviar Dreams1" style:font-size-complex="10pt"/>
    </style:style>
    <style:style style:name="T5" style:family="text">
      <style:text-properties fo:font-variant="normal" fo:text-transform="none" fo:color="#000000" style:text-line-through-style="none" style:text-line-through-type="none" style:text-position="0% 100%" style:font-name="Caviar Dreams" fo:font-size="10pt" fo:font-style="italic" style:text-underline-style="none" fo:font-weight="normal" style:font-name-asian="Caviar Dreams1" style:font-size-asian="10pt" style:font-style-asian="italic" style:font-weight-asian="normal" style:font-name-complex="Caviar Dreams1" style:font-size-complex="10pt"/>
    </style:style>
    <style:style style:name="T6" style:family="text">
      <style:text-properties fo:font-variant="normal" fo:text-transform="none" fo:color="#000000" style:text-line-through-style="none" style:text-line-through-type="none" style:text-position="0% 100%" style:font-name="Caviar Dreams" fo:font-size="10pt" fo:font-style="italic" style:text-underline-style="none" fo:font-weight="bold" style:font-name-asian="Caviar Dreams1" style:font-size-asian="10pt" style:font-style-asian="italic" style:font-weight-asian="bold" style:font-name-complex="Caviar Dreams1" style:font-size-complex="10pt"/>
    </style:style>
    <style:style style:name="T7" style:family="text">
      <style:text-properties fo:font-variant="normal" fo:text-transform="none" fo:color="#000000" style:text-line-through-style="none" style:text-line-through-type="none" style:text-position="0% 100%" style:font-name="Caviar Dreams" fo:font-size="10.5pt" fo:font-style="normal" style:text-underline-style="none" fo:font-weight="normal" style:font-name-asian="Caviar Dreams1" style:font-size-asian="10.5pt" style:font-style-asian="normal" style:font-weight-asian="normal" style:font-name-complex="Caviar Dreams1" style:font-size-complex="10.5pt"/>
    </style:style>
    <style:style style:name="T8" style:family="text">
      <style:text-properties fo:font-variant="normal" fo:text-transform="none" fo:color="#000000" style:text-line-through-style="none" style:text-line-through-type="none" style:text-position="0% 100%" style:font-name="Caviar Dreams" fo:font-size="10.5pt" fo:font-style="normal" style:text-underline-style="none" fo:font-weight="bold" style:font-name-asian="Caviar Dreams1" style:font-size-asian="10.5pt" style:font-style-asian="normal" style:font-weight-asian="bold" style:font-name-complex="Caviar Dreams1" style:font-size-complex="10.5pt"/>
    </style:style>
    <style:style style:name="T9" style:family="text">
      <style:text-properties fo:font-variant="normal" fo:text-transform="none" fo:color="#000000" style:text-line-through-style="none" style:text-line-through-type="none" style:text-position="0% 100%" style:font-name="Caviar Dreams" fo:font-size="9pt" fo:font-style="normal" style:text-underline-style="none" fo:font-weight="normal" style:font-name-asian="Caviar Dreams1" style:font-size-asian="9pt" style:font-style-asian="normal" style:font-weight-asian="normal" style:font-name-complex="Caviar Dreams1" style:font-size-complex="9pt"/>
    </style:style>
    <style:style style:name="T10" style:family="text">
      <style:text-properties fo:font-variant="normal" fo:text-transform="none" fo:color="#000000" style:text-line-through-style="none" style:text-line-through-type="none" style:text-position="0% 100%" style:font-name="Caviar Dreams" fo:font-size="9pt" fo:font-style="normal" style:text-underline-style="none" fo:font-weight="bold" style:font-name-asian="Caviar Dreams1" style:font-size-asian="9pt" style:font-style-asian="normal" style:font-weight-asian="bold" style:font-name-complex="Caviar Dreams1" style:font-size-complex="9pt"/>
    </style:style>
    <style:style style:name="T11" style:family="text">
      <style:text-properties fo:font-variant="normal" fo:text-transform="none" fo:color="#000000" style:text-line-through-style="none" style:text-line-through-type="none" style:text-position="0% 100%" fo:font-style="normal" style:text-underline-style="none" fo:font-weight="normal" style:font-style-asian="normal" style:font-weight-asian="normal"/>
    </style:style>
    <style:style style:name="T12" style:family="text">
      <style:text-properties fo:font-variant="normal" fo:text-transform="none" fo:color="#000000" style:text-line-through-style="none" style:text-line-through-type="none" style:font-name="Caviar Dreams" fo:font-size="10pt" fo:font-style="normal" style:text-underline-style="none" fo:font-weight="normal" style:font-name-asian="Caviar Dreams1" style:font-size-asian="10pt" style:font-style-asian="normal" style:font-weight-asian="normal" style:font-name-complex="Caviar Dreams1" style:font-size-complex="10pt"/>
    </style:style>
    <style:style style:name="T13" style:family="text">
      <style:text-properties fo:font-variant="normal" fo:text-transform="none" fo:color="#4169e1" style:text-line-through-style="none" style:text-line-through-type="none" style:text-position="0% 100%" style:font-name="Caviar Dreams" fo:font-size="10pt" fo:font-style="italic" style:text-underline-style="none" fo:font-weight="bold" style:font-name-asian="Caviar Dreams1" style:font-size-asian="10pt" style:font-style-asian="italic" style:font-weight-asian="bold" style:font-name-complex="Caviar Dreams1" style:font-size-complex="10pt"/>
    </style:style>
    <style:style style:name="T14" style:family="text">
      <style:text-properties fo:font-variant="normal" fo:text-transform="none" fo:color="#4169e1" style:text-line-through-style="none" style:text-line-through-type="none" style:text-position="0% 100%" style:font-name="Caviar Dreams" fo:font-size="10.5pt" fo:font-style="italic" style:text-underline-style="none" fo:font-weight="bold" style:font-name-asian="Caviar Dreams1" style:font-size-asian="10.5pt" style:font-style-asian="italic" style:font-weight-asian="bold" style:font-name-complex="Caviar Dreams1" style:font-size-complex="10.5pt"/>
    </style:style>
    <style:style style:name="T15" style:family="text">
      <style:text-properties fo:font-variant="normal" fo:text-transform="none" fo:color="#ff0000" style:text-line-through-style="none" style:text-line-through-type="none" style:text-position="0% 100%" style:font-name="Caviar Dreams" fo:font-size="10pt" fo:font-style="normal" style:text-underline-style="solid" style:text-underline-width="auto" style:text-underline-color="font-color" fo:font-weight="bold" style:font-name-asian="Caviar Dreams1" style:font-size-asian="10pt" style:font-style-asian="normal" style:font-weight-asian="bold" style:font-name-complex="Caviar Dreams1" style:font-size-complex="10pt"/>
    </style:style>
    <style:style style:name="T16" style:family="text">
      <style:text-properties fo:font-variant="normal" fo:text-transform="none" fo:color="#ff0000" style:text-line-through-style="none" style:text-line-through-type="none" style:text-position="0% 100%" style:font-name="Caviar Dreams" fo:font-size="10pt" fo:font-style="normal" style:text-underline-style="none" fo:font-weight="bold" style:font-name-asian="Caviar Dreams1" style:font-size-asian="10pt" style:font-style-asian="normal" style:font-weight-asian="bold" style:font-name-complex="Caviar Dreams1" style:font-size-complex="10pt"/>
    </style:style>
    <style:style style:name="T17" style:family="text">
      <style:text-properties fo:font-variant="normal" fo:text-transform="none" fo:color="#ff0000" style:text-line-through-style="none" style:text-line-through-type="none" style:text-position="0% 100%" style:font-name="Caviar Dreams" fo:font-size="10.5pt" fo:font-style="normal" style:text-underline-style="solid" style:text-underline-width="auto" style:text-underline-color="font-color" fo:font-weight="bold" style:font-name-asian="Caviar Dreams1" style:font-size-asian="10.5pt" style:font-style-asian="normal" style:font-weight-asian="bold" style:font-name-complex="Caviar Dreams1" style:font-size-complex="10.5pt"/>
    </style:style>
    <style:style style:name="T18" style:family="text">
      <style:text-properties fo:font-variant="normal" fo:text-transform="none" fo:color="#ff0000" style:text-line-through-style="none" style:text-line-through-type="none" style:text-position="0% 100%" style:font-name="Caviar Dreams" fo:font-size="10.5pt" fo:font-style="normal" style:text-underline-style="none" fo:font-weight="bold" style:font-name-asian="Caviar Dreams1" style:font-size-asian="10.5pt" style:font-style-asian="normal" style:font-weight-asian="bold" style:font-name-complex="Caviar Dreams1" style:font-size-complex="10.5pt"/>
    </style:style>
    <style:style style:name="T19" style:family="text">
      <style:text-properties fo:font-variant="normal" fo:text-transform="none" fo:color="#0066cc" style:text-line-through-style="none" style:text-line-through-type="none" style:text-position="0% 100%" style:font-name="Caviar Dreams" fo:font-size="10.5pt" fo:font-style="italic" style:text-underline-style="none" fo:font-weight="bold" style:font-name-asian="Caviar Dreams1" style:font-size-asian="10.5pt" style:font-style-asian="italic" style:font-weight-asian="bold" style:font-name-complex="Caviar Dreams1" style:font-size-complex="10.5pt"/>
    </style:style>
    <style:style style:name="T20" style:family="text">
      <style:text-properties fo:font-variant="normal" fo:text-transform="none" fo:color="#0066cc" style:text-line-through-style="none" style:text-line-through-type="none" style:text-position="0% 100%" style:font-name="Caviar Dreams" fo:font-size="10pt" fo:font-style="italic" style:text-underline-style="none" fo:font-weight="bold" style:font-name-asian="Caviar Dreams1" style:font-size-asian="10pt" style:font-style-asian="italic" style:font-weight-asian="bold" style:font-name-complex="Caviar Dreams1" style:font-size-complex="10pt"/>
    </style:style>
    <style:style style:name="T21" style:family="text">
      <style:text-properties fo:font-variant="normal" fo:text-transform="none" fo:color="#0066cc" style:text-line-through-style="none" style:text-line-through-type="none" style:text-position="0% 100%" style:font-name="Caviar Dreams" fo:font-size="10pt" fo:font-style="italic" style:text-underline-style="solid" style:text-underline-width="auto" style:text-underline-color="font-color" fo:font-weight="bold" style:font-name-asian="Caviar Dreams1" style:font-size-asian="10pt" style:font-style-asian="italic" style:font-weight-asian="bold" style:font-name-complex="Caviar Dreams1" style:font-size-complex="10pt"/>
    </style:style>
    <style:style style:name="T22"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OObject – Original Object</text:p>
      <text:p text:style-name="P30">objet de référence support des autres objets</text:p>
      <text:p text:style-name="P1"><text:span text:style-name="T1">L’objet </text:span><text:span text:style-name="T2">OObject</text:span><text:span text:style-name="T1"> est l’objet de base à partir duquel tous les autres seront créés. Il en assume les attributs et méthodes communes à tout objet.</text:span></text:p>
      <text:p text:style-name="P2"><text:span text:style-name="T1">Toutefois, le programmeur aura quelques règles à suivre dans le cadre général de l’utilisation de </text:span><text:span text:style-name="T2">G.O.T.</text:span><text:span text:style-name="T1"> [</text:span><text:span text:style-name="T2">Graphic Object Templating</text:span><text:span text:style-name="T1">] :</text:span></text:p>
      <text:list xml:id="list7674406667878591398" text:style-name="WWNum10">
        <text:list-item>
          <text:p text:style-name="P8"><text:span text:style-name="T1">veiller à l’unicité de l’identifiant attribué à l’objet,</text:span></text:p>
        </text:list-item>
        <text:list-item>
          <text:p text:style-name="P11"><text:span text:style-name="T1">comme les objets sont sauvegardés en session Php, pour être facilement récupérable, ces derniers ne sont pas systématiquement réinitialisés ou supprimés. Cette tache incombe au programmeur qui devra la prévoir dans ses traitements.</text:span></text:p>
        </text:list-item>
      </text:list>
      <text:list xml:id="list988993707643905539" text:style-name="WWNum9">
        <text:list-item>
          <text:p text:style-name="P27">Les attributs de base</text:p>
        </text:list-item>
      </text:list>
      <text:p text:style-name="P1"><text:span text:style-name="T1">Ce sont les attributs communs à l’ensemble des objets : ils sont divisés en 2 parties, une partie déclaration administrative et une partie déclaration plus fonctionnelle.</text:span></text:p>
      <text:list xml:id="list1417126432679" text:continue-numbering="true" text:style-name="WWNum9">
        <text:list-item>
          <text:list>
            <text:list-item>
              <text:p text:style-name="P28">Attributs de déclaration administrative</text:p>
            </text:list-item>
          </text:list>
        </text:list-item>
      </text:list>
      <table:table table:name="Table1" table:style-name="Table1">
        <table:table-column table:style-name="Table1.A"/>
        <table:table-column table:style-name="Table1.B"/>
        <text:soft-page-break/>
        <table:table-row table:style-name="Table1.1">
          <table:table-cell table:style-name="Table1.A1" office:value-type="string">
            <text:p text:style-name="P3"><text:span text:style-name="T1">Attribut</text:span></text:p>
          </table:table-cell>
          <table:table-cell table:style-name="Table1.B1" office:value-type="string">
            <text:p text:style-name="P3"><text:span text:style-name="T1">Explications</text:span></text:p>
          </table:table-cell>
        </table:table-row>
        <table:table-row table:style-name="Table1.1">
          <table:table-cell table:style-name="Table1.A2" office:value-type="string">
            <text:p text:style-name="P4"><text:span text:style-name="T13">id</text:span></text:p>
          </table:table-cell>
          <table:table-cell table:style-name="Table1.B2" office:value-type="string">
            <text:p text:style-name="P4"><text:span text:style-name="T1">Identifiant donnée à l’objet (unique)</text:span></text:p>
          </table:table-cell>
        </table:table-row>
        <table:table-row table:style-name="Table1.1">
          <table:table-cell table:style-name="Table1.A2" office:value-type="string">
            <text:p text:style-name="P4"><text:span text:style-name="T13">template</text:span></text:p>
          </table:table-cell>
          <table:table-cell table:style-name="Table1.B2" office:value-type="string">
            <text:p text:style-name="P4"><text:span text:style-name="T1">Nom du template et chemin relatif d’accès pour le rendu </text:span><text:span text:style-name="T2">HTML</text:span></text:p>
          </table:table-cell>
        </table:table-row>
        <table:table-row table:style-name="Table1.1">
          <table:table-cell table:style-name="Table1.A2" office:value-type="string">
            <text:p text:style-name="P4"><text:span text:style-name="T13">objet</text:span></text:p>
          </table:table-cell>
          <table:table-cell table:style-name="Table1.B2" office:value-type="string">
            <text:p text:style-name="P4"><text:span text:style-name="T1">Nom de la classe de construction de l’objet</text:span></text:p>
          </table:table-cell>
        </table:table-row>
        <table:table-row table:style-name="Table1.1">
          <table:table-cell table:style-name="Table1.A2" office:value-type="string">
            <text:p text:style-name="P4"><text:span text:style-name="T13">typeObj</text:span></text:p>
          </table:table-cell>
          <table:table-cell table:style-name="Table1.B2" office:value-type="string">
            <text:p text:style-name="P4"><text:span text:style-name="T1">Type d’objet (</text:span><text:span text:style-name="T2">ODContainer </text:span><text:span text:style-name="T1">: contenant, </text:span><text:span text:style-name="T2">ODContained </text:span><text:span text:style-name="T1">: contenu)</text:span></text:p>
          </table:table-cell>
        </table:table-row>
        <table:table-row table:style-name="Table1.1">
          <table:table-cell table:style-name="Table1.A2" office:value-type="string">
            <text:p text:style-name="P4"><text:span text:style-name="T13">className</text:span></text:p>
          </table:table-cell>
          <table:table-cell table:style-name="Table1.B2" office:value-type="string">
            <text:p text:style-name="P4"><text:span text:style-name="T1">Namespace et nom de la classe d’instanciation de l’objet</text:span></text:p>
          </table:table-cell>
        </table:table-row>
        <table:table-row table:style-name="Table1.1">
          <table:table-cell table:style-name="Table1.A2" office:value-type="string">
            <text:p text:style-name="P4"><text:span text:style-name="T13">name</text:span></text:p>
          </table:table-cell>
          <table:table-cell table:style-name="Table1.B2" office:value-type="string">
            <text:p text:style-name="P4"><text:span text:style-name="T1">Nom affecté à l’objet (utilise pour les champs de saisie principalement). Il peut être différent de l’identifiant, même si usuellement ils sont identiques.</text:span></text:p>
          </table:table-cell>
        </table:table-row>
        <table:table-row table:style-name="Table1.1">
          <table:table-cell table:style-name="Table1.A2" office:value-type="string">
            <text:p text:style-name="P4"><text:span text:style-name="T13">classes</text:span></text:p>
          </table:table-cell>
          <table:table-cell table:style-name="Table1.B2" office:value-type="string">
            <text:p text:style-name="P4"><text:span text:style-name="T1">Chaîne de caractères pour coder les classes de présentation </text:span><text:span text:style-name="T2">CSS</text:span><text:span text:style-name="T1"> supplémentaires spécifiques associés à l’objet courant.</text:span></text:p>
          </table:table-cell>
        </table:table-row>
      </table:table>
      <text:p text:style-name="P6"><text:soft-page-break/><text:span text:style-name="T1">Les attributs </text:span><text:span text:style-name="T13">objet</text:span><text:span text:style-name="T1"> et </text:span><text:span text:style-name="T13">typeObj</text:span><text:span text:style-name="T1"> seront redéfinis dans le fichier de configuration de chaque objet. l’attribut </text:span><text:span text:style-name="T13">template</text:span><text:span text:style-name="T1"> ne contiendra au départ, relativement à chaque objet, que le nom du template sans le chemin relatif d’accès. C’est lors de la construction de l’objet que cet attribut sera dûment complété.</text:span></text:p>
      <text:list xml:id="list1416899677755" text:continue-numbering="true" text:style-name="WWNum9">
        <text:list-item>
          <text:list>
            <text:list-item>
              <text:p text:style-name="P28">Attributs de déclaration fonctionnelle</text:p>
            </text:list-item>
          </text:list>
        </text:list-item>
      </text:list>
      <table:table table:name="Table2" table:style-name="Table2">
        <table:table-column table:style-name="Table2.A"/>
        <table:table-column table:style-name="Table2.B"/>
        <text:soft-page-break/>
        <table:table-row table:style-name="Table2.1">
          <table:table-cell table:style-name="Table2.A1" office:value-type="string">
            <text:p text:style-name="P3"><text:span text:style-name="T1">Attribut</text:span></text:p>
          </table:table-cell>
          <table:table-cell table:style-name="Table2.B1" office:value-type="string">
            <text:p text:style-name="P3"><text:span text:style-name="T1">Explications</text:span></text:p>
          </table:table-cell>
        </table:table-row>
        <table:table-row table:style-name="Table2.1">
          <table:table-cell table:style-name="Table2.A2" office:value-type="string">
            <text:p text:style-name="P4"><text:span text:style-name="T13">display</text:span></text:p>
          </table:table-cell>
          <table:table-cell table:style-name="Table2.B2" office:value-type="string">
            <text:p text:style-name="P4"><text:span text:style-name="T1">Défini l’affichage (attribut </text:span><text:span text:style-name="T2">CSS</text:span><text:span text:style-name="T1"> display) de l’objet, par défaut à ‘</text:span><text:span text:style-name="T13">block</text:span><text:span text:style-name="T1">’</text:span></text:p>
          </table:table-cell>
        </table:table-row>
        <table:table-row table:style-name="Table2.1">
          <table:table-cell table:style-name="Table2.A2" office:value-type="string">
            <text:p text:style-name="P4"><text:span text:style-name="T13">style</text:span></text:p>
          </table:table-cell>
          <table:table-cell table:style-name="Table2.B2" office:value-type="string">
            <text:p text:style-name="P4"><text:span text:style-name="T1">Chaîne de caractères contenant le style (</text:span><text:span text:style-name="T2">CSS</text:span><text:span text:style-name="T1">) à appliquer à l’objet</text:span></text:p>
          </table:table-cell>
        </table:table-row>
        <table:table-row table:style-name="Table2.1">
          <table:table-cell table:style-name="Table2.A2" office:value-type="string">
            <text:p text:style-name="P4"><text:span text:style-name="T13">widthBT</text:span></text:p>
          </table:table-cell>
          <table:table-cell table:style-name="Table2.B2" office:value-type="string">
            <text:p text:style-name="P4"><text:span text:style-name="T1">Définition de la largeur de l’objet dans la grille </text:span><text:span text:style-name="T2">Twitter Bootstrap</text:span></text:p>
          </table:table-cell>
        </table:table-row>
        <table:table-row table:style-name="Table2.1">
          <table:table-cell table:style-name="Table2.A2" office:value-type="string">
            <text:p text:style-name="P4"><text:span text:style-name="T13">state</text:span></text:p>
          </table:table-cell>
          <table:table-cell table:style-name="Table2.B2" office:value-type="string">
            <text:p text:style-name="P4"><text:span text:style-name="T1">État de l’objet : actif (</text:span><text:span text:style-name="T3">true</text:span><text:span text:style-name="T1">) ou inactif (</text:span><text:span text:style-name="T3">false</text:span><text:span text:style-name="T1">)</text:span></text:p>
          </table:table-cell>
        </table:table-row>
        <table:table-row table:style-name="Table2.1">
          <table:table-cell table:style-name="Table2.A2" office:value-type="string">
            <text:p text:style-name="P4"><text:span text:style-name="T13">autoCenter</text:span></text:p>
          </table:table-cell>
          <table:table-cell table:style-name="Table2.B2" office:value-type="string">
            <text:p text:style-name="P4"><text:span text:style-name="T1">Booléen indiquant si l’on doit center automatiquement l’objet à l’affichage (horizontalement et/ou verticalement)</text:span></text:p>
          </table:table-cell>
        </table:table-row>
        <table:table-row table:style-name="Table2.1">
          <table:table-cell table:style-name="Table2.A2" office:value-type="string">
            <text:p text:style-name="P4"><text:span text:style-name="T13">autoCenterPx</text:span></text:p>
          </table:table-cell>
          <table:table-cell table:style-name="Table2.B2" office:value-type="string">
            <text:p text:style-name="P4"><text:span text:style-name="T1">Largeur en points de l’objet pour sa représentation </text:span><text:span text:style-name="T2">HTML</text:span><text:span text:style-name="T1">.</text:span></text:p>
          </table:table-cell>
        </table:table-row>
        <table:table-row table:style-name="Table2.1">
          <table:table-cell table:style-name="Table2.A2" office:value-type="string">
            <text:p text:style-name="P4"><text:span text:style-name="T13">autoCenterPy</text:span></text:p>
          </table:table-cell>
          <table:table-cell table:style-name="Table2.B2" office:value-type="string">
            <text:p text:style-name="P4"><text:span text:style-name="T1">Hauteur en points de l’objet pour sa représentation </text:span><text:span text:style-name="T2">HTML</text:span><text:span text:style-name="T1">.</text:span></text:p>
          </table:table-cell>
        </table:table-row>
        <table:table-row table:style-name="Table2.1">
          <table:table-cell table:style-name="Table2.A2" office:value-type="string">
            <text:p text:style-name="P4"><text:span text:style-name="T13">infoBulle</text:span></text:p>
          </table:table-cell>
          <table:table-cell table:style-name="Table2.B2" office:value-type="string">
            <text:p text:style-name="P4"><text:span text:style-name="T1">Bloc de paramètres définissant le contenu et la nature de l’information affiché dans une bulle au survol de l’objet</text:span></text:p>
          </table:table-cell>
        </table:table-row>
        <table:table-row table:style-name="Table2.1">
          <table:table-cell table:style-name="Table2.A2" office:value-type="string">
            <text:p text:style-name="P4"><text:span text:style-name="T13">erreur</text:span></text:p>
          </table:table-cell>
          <table:table-cell table:style-name="Table2.B2" office:value-type="string">
            <text:p text:style-name="P4"><text:span text:style-name="T1">Bloc de paramètres permettant d’associer à une erreur de traitement sur l’objet un message pour l’affichage (ceci pourra être également fait via un objet </text:span><text:span text:style-name="T2">ODNotification</text:span><text:span text:style-name="T1">)</text:span></text:p>
          </table:table-cell>
        </table:table-row>
      </table:table>
      <text:list xml:id="list1415667519576" text:continue-numbering="true" text:style-name="WWNum9">
        <text:list-item>
          <text:list>
            <text:list-item>
              <text:list>
                <text:list-item>
                  <text:p text:style-name="P26"><text:soft-page-break/>Le bloc de paramètres ‘infoBulle’</text:p>
                </text:list-item>
              </text:list>
            </text:list-item>
          </text:list>
        </text:list-item>
      </text:list>
      <text:p text:style-name="P1"><text:span text:style-name="T1">L’affichage des </text:span><text:span text:style-name="T13">infoBulle</text:span><text:span text:style-name="T1">s se fera en utilisant les objet </text:span><text:span text:style-name="T2">Twitter Bootstrap Popover</text:span><text:span text:style-name="T1"> et </text:span><text:span text:style-name="T2">Tooltip</text:span><text:span text:style-name="T1">. Le bloc de paramètres </text:span><text:span text:style-name="T13">infoBulle</text:span><text:span text:style-name="T1"> permet d’en faire le paramétrage précis pour son affichage.</text:span></text:p>
      <table:table table:name="Table3" table:style-name="Table3">
        <table:table-column table:style-name="Table3.A"/>
        <table:table-column table:style-name="Table3.B"/>
        <text:soft-page-break/>
        <table:table-row table:style-name="Table3.1">
          <table:table-cell table:style-name="Table3.A1" office:value-type="string">
            <text:p text:style-name="P3"><text:span text:style-name="T1">Attribut</text:span></text:p>
          </table:table-cell>
          <table:table-cell table:style-name="Table3.B1" office:value-type="string">
            <text:p text:style-name="P3"><text:span text:style-name="T1">Explications</text:span></text:p>
          </table:table-cell>
        </table:table-row>
        <table:table-row table:style-name="Table3.1">
          <table:table-cell table:style-name="Table3.A2" office:value-type="string">
            <text:p text:style-name="P4"><text:span text:style-name="T13">title</text:span></text:p>
          </table:table-cell>
          <table:table-cell table:style-name="Table3.B2" office:value-type="string">
            <text:p text:style-name="P4"><text:span text:style-name="T1">Titre donné à l’</text:span><text:span text:style-name="T13">infoBulle</text:span><text:span text:style-name="T1"> (</text:span><text:span text:style-name="T4">obligatoire</text:span><text:span text:style-name="T1">)</text:span></text:p>
          </table:table-cell>
        </table:table-row>
        <table:table-row table:style-name="Table3.1">
          <table:table-cell table:style-name="Table3.A2" office:value-type="string">
            <text:p text:style-name="P4"><text:span text:style-name="T13">content</text:span></text:p>
          </table:table-cell>
          <table:table-cell table:style-name="Table3.B2" office:value-type="string">
            <text:p text:style-name="P4"><text:span text:style-name="T1">Contenu explicatif de l’</text:span><text:span text:style-name="T13">infoBulle</text:span><text:span text:style-name="T1"> (</text:span><text:span text:style-name="T4">facultatif</text:span><text:span text:style-name="T1">)</text:span></text:p>
          </table:table-cell>
        </table:table-row>
        <table:table-row table:style-name="Table3.1">
          <table:table-cell table:style-name="Table3.A2" office:value-type="string">
            <text:p text:style-name="P4"><text:span text:style-name="T13">html</text:span></text:p>
          </table:table-cell>
          <table:table-cell table:style-name="Table3.B2" office:value-type="string">
            <text:p text:style-name="P4"><text:span text:style-name="T1">Booléen indiquant le type contenu pour titre et content : texte (</text:span><text:span text:style-name="T3">false</text:span><text:span text:style-name="T1">) ou code </text:span><text:span text:style-name="T2">HTML</text:span><text:span text:style-name="T1"> (</text:span><text:span text:style-name="T3">true</text:span><text:span text:style-name="T1">)</text:span></text:p>
          </table:table-cell>
        </table:table-row>
        <table:table-row table:style-name="Table3.1">
          <table:table-cell table:style-name="Table3.A2" office:value-type="string">
            <text:p text:style-name="P4"><text:span text:style-name="T13">type</text:span></text:p>
          </table:table-cell>
          <table:table-cell table:style-name="Table3.B2" office:value-type="string">
            <text:p text:style-name="P4"><text:span text:style-name="T1">Type d’</text:span><text:span text:style-name="T13">infoBulle</text:span><text:span text:style-name="T1"> : </text:span><text:span text:style-name="T13">tooltip</text:span><text:span text:style-name="T1"> ou </text:span><text:span text:style-name="T13">popover</text:span></text:p>
          </table:table-cell>
        </table:table-row>
        <table:table-row table:style-name="Table3.1">
          <table:table-cell table:style-name="Table3.A2" office:value-type="string">
            <text:p text:style-name="P4"><text:span text:style-name="T13">placement</text:span></text:p>
          </table:table-cell>
          <table:table-cell table:style-name="Table3.B2" office:value-type="string">
            <text:p text:style-name="P4"><text:span text:style-name="T1">Par rapport à l’objet sur lequel ou veut une </text:span><text:span text:style-name="T13">infoBulle</text:span></text:p>
            <text:p text:style-name="P4"><text:span text:style-name="T1"><text:tab/>à gauche (</text:span><text:span text:style-name="T13">LEFT</text:span><text:span text:style-name="T1">), à droite (</text:span><text:span text:style-name="T13">RIGHT</text:span><text:span text:style-name="T1">),</text:span></text:p>
            <text:p text:style-name="P4"><text:span text:style-name="T1"><text:tab/>au dessus (</text:span><text:span text:style-name="T13">TOP</text:span><text:span text:style-name="T1">), en dessous (</text:span><text:span text:style-name="T13">BOTTOM</text:span><text:span text:style-name="T1">)</text:span></text:p>
          </table:table-cell>
        </table:table-row>
        <table:table-row table:style-name="Table3.1">
          <table:table-cell table:style-name="Table3.A2" office:value-type="string">
            <text:p text:style-name="P4"><text:span text:style-name="T13">trigger</text:span></text:p>
          </table:table-cell>
          <table:table-cell table:style-name="Table3.B2" office:value-type="string">
            <text:p text:style-name="P4"><text:span text:style-name="T1">Mode de déclenchement de l’affichage de l’</text:span><text:span text:style-name="T13">infoBulle</text:span><text:span text:style-name="T1"> :</text:span></text:p>
            <text:list xml:id="list7446676939948845421" text:style-name="WWNum1">
              <text:list-item>
                <text:p text:style-name="P13"><text:span text:style-name="T1">sur click (</text:span><text:span text:style-name="T13">click</text:span><text:span text:style-name="T1">),</text:span></text:p>
              </text:list-item>
              <text:list-item>
                <text:p text:style-name="P13"><text:span text:style-name="T1">au survol (</text:span><text:span text:style-name="T13">hover</text:span><text:span text:style-name="T1">)</text:span></text:p>
              </text:list-item>
              <text:list-item>
                <text:p text:style-name="P14"><text:span text:style-name="T1">acquisition du focus (</text:span><text:span text:style-name="T13">focus</text:span><text:span text:style-name="T1">)</text:span></text:p>
              </text:list-item>
            </text:list>
          </table:table-cell>
        </table:table-row>
        <table:table-row table:style-name="Table3.1">
          <table:table-cell table:style-name="Table3.A2" office:value-type="string">
            <text:p text:style-name="P4"><text:span text:style-name="T13">delay-show</text:span></text:p>
          </table:table-cell>
          <table:table-cell table:style-name="Table3.B2" office:value-type="string">
            <text:p text:style-name="P4"><text:span text:style-name="T1">Temps avant affichage de l’</text:span><text:span text:style-name="T13">infoBulle</text:span><text:span text:style-name="T1"> </text:span></text:p>
          </table:table-cell>
        </table:table-row>
        <table:table-row table:style-name="Table3.1">
          <table:table-cell table:style-name="Table3.A2" office:value-type="string">
            <text:p text:style-name="P4"><text:span text:style-name="T13">delay-hide</text:span></text:p>
          </table:table-cell>
          <table:table-cell table:style-name="Table3.B2" office:value-type="string">
            <text:p text:style-name="P4"><text:span text:style-name="T1">Temps d’affichage (avant disparition) de l’</text:span><text:span text:style-name="T13">infoBulle</text:span></text:p>
          </table:table-cell>
        </table:table-row>
      </table:table>
      <text:list xml:id="list1417469897511" text:continue-list="list1415667519576" text:style-name="WWNum9">
        <text:list-item>
          <text:list>
            <text:list-item>
              <text:list>
                <text:list-item>
                  <text:p text:style-name="P26"><text:soft-page-break/>Le bloc de paramètres ‘erreur’</text:p>
                </text:list-item>
              </text:list>
            </text:list-item>
          </text:list>
        </text:list-item>
      </text:list>
      <text:p text:style-name="P1"><text:span text:style-name="T1">Dans le cadre de pouvoir affecter en retour de traitement un message d’erreur, le bloc de paramètres </text:span><text:span text:style-name="T13">erreur</text:span><text:span text:style-name="T1"> permet de définir message et présentation.</text:span></text:p>
      <table:table table:name="Table4" table:style-name="Table4">
        <table:table-column table:style-name="Table4.A"/>
        <table:table-column table:style-name="Table4.B"/>
        <text:soft-page-break/>
        <table:table-row table:style-name="Table4.1">
          <table:table-cell table:style-name="Table4.A1" office:value-type="string">
            <text:p text:style-name="P3"><text:span text:style-name="T1">Attribut</text:span></text:p>
          </table:table-cell>
          <table:table-cell table:style-name="Table4.B1" office:value-type="string">
            <text:p text:style-name="P3"><text:span text:style-name="T1">Explications</text:span></text:p>
          </table:table-cell>
        </table:table-row>
        <table:table-row table:style-name="Table4.1">
          <table:table-cell table:style-name="Table4.A2" office:value-type="string">
            <text:p text:style-name="P4"><text:span text:style-name="T13">libel</text:span></text:p>
          </table:table-cell>
          <table:table-cell table:style-name="Table4.B2" office:value-type="string">
            <text:p text:style-name="P4"><text:span text:style-name="T1">Message à afficher</text:span></text:p>
          </table:table-cell>
        </table:table-row>
        <table:table-row table:style-name="Table4.1">
          <table:table-cell table:style-name="Table4.A2" office:value-type="string">
            <text:p text:style-name="P4"><text:span text:style-name="T13">bckgrndColor</text:span></text:p>
          </table:table-cell>
          <table:table-cell table:style-name="Table4.B2" office:value-type="string">
            <text:p text:style-name="P4"><text:span text:style-name="T1">Couleur de fond de l’affichage du message</text:span></text:p>
          </table:table-cell>
        </table:table-row>
        <table:table-row table:style-name="Table4.1">
          <table:table-cell table:style-name="Table4.A2" office:value-type="string">
            <text:p text:style-name="P4"><text:span text:style-name="T13">color</text:span></text:p>
          </table:table-cell>
          <table:table-cell table:style-name="Table4.B2" office:value-type="string">
            <text:p text:style-name="P4"><text:span text:style-name="T1">Couleur d’écriture du message</text:span></text:p>
          </table:table-cell>
        </table:table-row>
      </table:table>
      <text:p text:style-name="P6"><text:soft-page-break/><text:span text:style-name="T1">Suivant les objets, l’utilisation de ce bloc de paramètres pourra se révéler utile.</text:span></text:p>
      <text:list xml:id="list1416628674137" text:continue-numbering="true" text:style-name="WWNum9">
        <text:list-item>
          <text:p text:style-name="P27">Les méthodes de base</text:p>
        </text:list-item>
      </text:list>
      <text:p text:style-name="P2"><text:span text:style-name="T1">Par le codage en Php des méthodes de l’objet </text:span><text:span text:style-name="T2">OOject</text:span><text:span text:style-name="T1">, on divisera en 3 types principaux :</text:span></text:p>
      <text:list xml:id="list8138146015292713943" text:style-name="WWNum2">
        <text:list-item>
          <text:p text:style-name="P9"><text:span text:style-name="T1">les méthodes publiques accessibles pour tout objet,</text:span></text:p>
        </text:list-item>
        <text:list-item>
          <text:p text:style-name="P9"><text:span text:style-name="T1">les méthodes statiques, appelables directement à partir de la classe. Leur utilité réside dans l’exécution de tache globale, comme la recréation d’objet, la suppression d’objet des session Php, …,</text:span></text:p>
        </text:list-item>
        <text:list-item>
          <text:p text:style-name="P12"><text:span text:style-name="T1">les méthodes privées qui ne sont la que pour assurer un traitement secondaire pour l’objet limité à la classe.</text:span></text:p>
        </text:list-item>
      </text:list>
      <text:list xml:id="list1417304771346" text:continue-list="list1416628674137" text:style-name="WWNum9">
        <text:list-item>
          <text:list>
            <text:list-item>
              <text:p text:style-name="P28">Les méthodes statiques</text:p>
            </text:list-item>
          </text:list>
        </text:list-item>
      </text:list>
      <text:p text:style-name="P1"><text:span text:style-name="T1">Ce sont des méthodes décorrélés de tout contexte d’objet. Elles sont là pour réaliser quelques opérations visant à faciliter la gestion des objets sauvegardés en session Php.</text:span></text:p>
      <table:table table:name="Table5" table:style-name="Table5">
        <table:table-column table:style-name="Table5.A"/>
        <table:table-column table:style-name="Table5.B"/>
        <text:soft-page-break/>
        <table:table-row table:style-name="Table5.1">
          <table:table-cell table:style-name="Table5.A1" office:value-type="string">
            <text:p text:style-name="P3"><text:span text:style-name="T1">Méthode</text:span></text:p>
          </table:table-cell>
          <table:table-cell table:style-name="Table5.B1" office:value-type="string">
            <text:p text:style-name="P3"><text:span text:style-name="T1">Explications</text:span></text:p>
          </table:table-cell>
        </table:table-row>
        <table:table-row table:style-name="Table5.1">
          <table:table-cell table:style-name="Table5.A2" office:value-type="string">
            <text:p text:style-name="P4"><text:bookmark text:name="_gjdgxs"/><text:span text:style-name="T13">buildObject($id, $value)</text:span></text:p>
          </table:table-cell>
          <table:table-cell table:style-name="Table5.B2" office:value-type="string">
            <text:p text:style-name="P4"><text:span text:style-name="T1">Méthode restituant en sortie l’objet ayant pour identifiant </text:span><text:span text:style-name="T13">$id</text:span><text:span text:style-name="T1"> sauvegardé en session Php.</text:span></text:p>
            <text:p text:style-name="P4"><text:span text:style-name="T1">Dans le cas d’un objet de type objet composé (</text:span><text:span text:style-name="T2">ODCOMPOSED</text:span><text:span text:style-name="T1">), elle assure la reconstruction de l’ensemble des objets (</text:span><text:span text:style-name="T2">ODContainer</text:span><text:span text:style-name="T1"> et/ou </text:span><text:span text:style-name="T2">ODContained</text:span><text:span text:style-name="T1">) le formant. </text:span></text:p>
            <text:p text:style-name="P4"><text:span text:style-name="T1">Si le paramètre </text:span><text:span text:style-name="T13">$value</text:span><text:span text:style-name="T1"> est fourni non vide, cette valeur est affecté à l’objet via la méthode </text:span><text:span text:style-name="T13">setValue($value)</text:span><text:span text:style-name="T1">.</text:span></text:p>
          </table:table-cell>
        </table:table-row>
        <table:table-row table:style-name="Table5.1">
          <table:table-cell table:style-name="Table5.A2" office:value-type="string">
            <text:p text:style-name="P4"><text:span text:style-name="T13">existObject($id)</text:span></text:p>
          </table:table-cell>
          <table:table-cell table:style-name="Table5.B2" office:value-type="string">
            <text:p text:style-name="P4"><text:span text:style-name="T1">Permet de valider ou invalider la présence d’un objet ayant pour identifiant </text:span><text:span text:style-name="T13">$id</text:span><text:span text:style-name="T1"> dans ceux sauvegardés en session Php.</text:span></text:p>
          </table:table-cell>
        </table:table-row>
        <table:table-row table:style-name="Table5.1">
          <table:table-cell table:style-name="Table5.A2" office:value-type="string">
            <text:p text:style-name="P4"><text:span text:style-name="T13">destroyObject($id)</text:span></text:p>
          </table:table-cell>
          <table:table-cell table:style-name="Table5.B2" office:value-type="string">
            <text:p text:style-name="P4"><text:span text:style-name="T1">Vise, si l’objet existe dans les objets sauvegardés en session, à supprimer l’objet identifié par </text:span><text:span text:style-name="T13">$id</text:span><text:span text:style-name="T1">. Dans le cas ou la suppression s’est correctement effectuée, la méthode retourne vrai (</text:span><text:span text:style-name="T3">true</text:span><text:span text:style-name="T1">), sinon faux (</text:span><text:span text:style-name="T3">false</text:span><text:span text:style-name="T1">)</text:span></text:p>
          </table:table-cell>
        </table:table-row>
      </table:table>
      <text:list xml:id="list1417248990200" text:continue-numbering="true" text:style-name="WWNum9">
        <text:list-item>
          <text:list>
            <text:list-item>
              <text:p text:style-name="P28"><text:soft-page-break/>Les méthodes publiques de base</text:p>
            </text:list-item>
          </text:list>
        </text:list-item>
      </text:list>
      <text:p text:style-name="P1">Ces méthodes servent au paramétrage bas niveau de l’objet, au regard ds attributs de base. Généralement ces méthodes ne seront pas surchargées, sauf cas contraire suivant le contexte.</text:p>
      <text:list xml:id="list1415839888203" text:continue-numbering="true" text:style-name="WWNum9">
        <text:list-item>
          <text:list>
            <text:list-item>
              <text:list>
                <text:list-item>
                  <text:p text:style-name="P26">Le constructeur - __construct($id, $adrProperties)</text:p>
                </text:list-item>
              </text:list>
            </text:list-item>
          </text:list>
        </text:list-item>
      </text:list>
      <text:p text:style-name="P1"><text:span text:style-name="T1">Méthode de génération de l’objet.</text:span></text:p>
      <text:p text:style-name="P4"><text:span text:style-name="T13">$id<text:tab/><text:tab/><text:tab/></text:span><text:span text:style-name="T1">: identifiant de l’objet,</text:span></text:p>
      <text:p text:style-name="P7"><text:span text:style-name="T13">$adrProperties<text:tab/></text:span><text:span text:style-name="T1">: nom du fichier de paramétrage de l’objet (spécifique).</text:span></text:p>
      <text:p text:style-name="P7"><text:span text:style-name="T1">Cette méthode ne fait que l’exécution de la méthode publique </text:span><text:span text:style-name="T13">initProperties($id, $arrayData)</text:span><text:span text:style-name="T1">.</text:span></text:p>
      <text:list xml:id="list1416242415829" text:continue-numbering="true" text:style-name="WWNum9">
        <text:list-item>
          <text:list>
            <text:list-item>
              <text:list>
                <text:list-item>
                  <text:p text:style-name="P26">Les méthodes générales</text:p>
                </text:list-item>
              </text:list>
            </text:list-item>
          </text:list>
        </text:list-item>
      </text:list>
      <table:table table:name="Table6" table:style-name="Table6">
        <table:table-column table:style-name="Table6.A"/>
        <table:table-column table:style-name="Table6.B"/>
        <table:table-row table:style-name="Table6.1">
          <table:table-cell table:style-name="Table6.A1" office:value-type="string">
            <text:p text:style-name="P3"><text:span text:style-name="T1">Méthode</text:span></text:p>
          </table:table-cell>
          <table:table-cell table:style-name="Table6.B1" office:value-type="string">
            <text:p text:style-name="P3"><text:span text:style-name="T1">Explications</text:span></text:p>
          </table:table-cell>
        </table:table-row>
        <table:table-row table:style-name="Table6.2">
          <table:table-cell table:style-name="Table6.A2" office:value-type="string">
            <text:p text:style-name="P7"><text:bookmark text:name="_30j0zll"/><text:span text:style-name="T13">initProperties($id, $arrayData)</text:span></text:p>
          </table:table-cell>
          <table:table-cell table:style-name="Table6.B2" office:value-type="string">
            <text:p text:style-name="P4"><text:span text:style-name="T1">Méthode d’initialisation et instanciation d’un objet.</text:span></text:p>
            <text:p text:style-name="P4"><text:span text:style-name="T13">$id<text:tab/><text:tab/> </text:span><text:span text:style-name="T1">: identifiant de l’objet</text:span></text:p>
            <text:p text:style-name="P4"><text:span text:style-name="T13">$arrayData<text:tab/> </text:span><text:span text:style-name="T1">: nom et chemin relatif du fichier de configuration à partir du répertoire ‘</text:span><text:span text:style-name="T5">view/graphic-object-templating</text:span><text:span text:style-name="T1">’</text:span></text:p>
            <text:p text:style-name="P4"><text:span text:style-name="T1">Cette méthode prend en charge de transformer le nom du template et nom avec chemin d’accès. En parallèle, un attribut ‘</text:span><text:span text:style-name="T13">className</text:span><text:span text:style-name="T1">’ permet d’avoir le </text:span><text:span text:style-name="T5">namespace</text:span><text:span text:style-name="T1"> et nom de classe de génération séparé par des barres de fraction.</text:span></text:p>
            <text:p text:style-name="P4"><text:span text:style-name="T1">Enfin, avant de retourner l’objet instancié, il le sauve en session Php.</text:span></text:p>
            <text:p text:style-name="P4"><text:span text:style-name="T15">REMARQUE </text:span><text:span text:style-name="T1">: si l’objet à initialiser existe en session Php, c’est les données de ce dernier qui sont prises pour construire l’objet, même s’il a des différences. Pour prendre en compte des modifications de structure de l’objet courant (ajout d’attribut, et non changement de valeur d’attribut), il faut en premier lieu le détruire (méthode statique </text:span><text:span text:style-name="T13">destroyObject($id)</text:span><text:span text:style-name="T1">) avant de l’instancier à nouveau.</text:span></text:p>
          </table:table-cell>
        </table:table-row>
        <table:table-row table:style-name="Table6.3">
          <table:table-cell table:style-name="Table6.A2" office:value-type="string">
            <text:p text:style-name="P7"><text:span text:style-name="T13">mergeProperties($id, $arrayProperties)</text:span></text:p>
          </table:table-cell>
          <table:table-cell table:style-name="Table6.B2" office:value-type="string">
            <text:p text:style-name="P4"><text:span text:style-name="T1">Méthode permettant d’ajouter au tableau des attributs (tableau </text:span><text:span text:style-name="T6">properties[]</text:span><text:span text:style-name="T1">) de l’objet courant. Si son identifiant est égal à </text:span><text:span text:style-name="T13">$id</text:span><text:span text:style-name="T1"> , le contenu du fichier externe défini par le paramètre </text:span><text:span text:style-name="T13">$arrayProperties</text:span><text:bookmark text:name="1fob9te"/><text:span text:style-name="T13">est</text:span><text:span text:style-name="T1"> est ajouté aux attributs de l’objet courant, </text:span><text:bookmark text:name="3znysh7"/><text:span text:style-name="T13">$arrayProperties</text:span><text:span text:style-name="T6"> </text:span><text:span text:style-name="T1">est défini comme </text:span><text:span text:style-name="T13">$arrayData</text:span><text:span text:style-name="T1"> de la méthode constructeur.</text:span></text:p>
            <text:p text:style-name="P4"><text:span text:style-name="T1">Qu’il y aie égalité d’identifiant ou non, l’objet courant est retourné.</text:span></text:p>
          </table:table-cell>
        </table:table-row>
        <table:table-row table:style-name="Table6.3">
          <table:table-cell table:style-name="Table6.A2" office:value-type="string">
            <text:p text:style-name="P7"><text:span text:style-name="T13">setProperties($arrayProperties)</text:span></text:p>
          </table:table-cell>
          <table:table-cell table:style-name="Table6.B2" office:value-type="string">
            <text:p text:style-name="P4"><text:span text:style-name="T1">Méthode d’affectation du contenu du tableau </text:span><text:span text:style-name="T13">$arrayProperties</text:span><text:span text:style-name="T1"> comme attributs de l’objet courant.</text:span></text:p>
            <text:p text:style-name="P4"><text:span text:style-name="T1">Ceci écrase le contenu du dit objet, c’est à dire l’ensemble des ses attributs, avant de le sauvegarder en session Php. Retourne l’objet courant au final.</text:span></text:p>
          </table:table-cell>
        </table:table-row>
        <table:table-row table:style-name="Table6.3">
          <table:table-cell table:style-name="Table6.A2" office:value-type="string">
            <text:p text:style-name="P7"><text:span text:style-name="T13">getProperties()</text:span></text:p>
          </table:table-cell>
          <table:table-cell table:style-name="Table6.B2" office:value-type="string">
            <text:p text:style-name="P4"><text:span text:style-name="T1">Méthode restituant le tableau des attributs (tableau </text:span><text:span text:style-name="T6">properties[]</text:span><text:span text:style-name="T1">).</text:span></text:p>
            <text:p text:style-name="P4"><text:span text:style-name="T1">Recherche de l’identifiant de l’objet courant pour récupération des attributs de l’objet sauvegardé en session Php.</text:span></text:p>
            <text:p text:style-name="P4"><text:span text:style-name="T1">Si l’objet courant n’a pas d’attributs, la méthode retourne le booléen </text:span><text:span text:style-name="T3">false</text:span><text:span text:style-name="T1">.</text:span></text:p>
          </table:table-cell>
        </table:table-row>
        <table:table-row table:style-name="Table6.3">
          <table:table-cell table:style-name="Table6.A2" office:value-type="string">
            <text:p text:style-name="P7"><text:span text:style-name="T13">setId($id)</text:span></text:p>
          </table:table-cell>
          <table:table-cell table:style-name="Table6.B2" office:value-type="string">
            <text:p text:style-name="P4"><text:span text:style-name="T15">ATTENTION</text:span><text:span text:style-name="T1"> cette méthode doit être utilisée avec précaution, puisqu’elle vise à modifier / changer l’identifiant de l’objet courant.</text:span><text:span text:style-name="T17"> </text:span><text:span text:style-name="T18">L’effet induit par le changement d’identifiant est la duplication de fait d’objet par changement d’identifiant, donc de clé de sauvegarde en session Php.</text:span></text:p>
            <text:p text:style-name="P4"><text:span text:style-name="T1">Si le nom de l’objet courant n’est pas affecté, cette méthode lui affecte l’identifiant alors. Retourne l’objet courant au final.</text:span></text:p>
          </table:table-cell>
        </table:table-row>
        <table:table-row table:style-name="Table6.7">
          <table:table-cell table:style-name="Table6.A2" office:value-type="string">
            <text:p text:style-name="P7"><text:span text:style-name="T13">getId()</text:span></text:p>
          </table:table-cell>
          <table:table-cell table:style-name="Table6.B2" office:value-type="string">
            <text:p text:style-name="P4"><text:span text:style-name="T1">Méthode retournant l’identifiant de l’objet courant. S’il n’existe pas, la méthode retourne le booléen </text:span><text:span text:style-name="T3">false</text:span><text:span text:style-name="T1">.</text:span></text:p>
          </table:table-cell>
        </table:table-row>
        <table:table-row table:style-name="Table6.7">
          <table:table-cell table:style-name="Table6.A2" office:value-type="string">
            <text:p text:style-name="P7"><text:span text:style-name="T13">setName($name)</text:span></text:p>
          </table:table-cell>
          <table:table-cell table:style-name="Table6.B2" office:value-type="string">
            <text:p text:style-name="P4"><text:span text:style-name="T1">Méthode affectant le contenu du paramètre </text:span><text:span text:style-name="T13">$name</text:span><text:span text:style-name="T1"> à l’attribut ‘</text:span><text:span text:style-name="T13">name</text:span><text:span text:style-name="T1">’. Retourne l’objet courant au final.</text:span></text:p>
          </table:table-cell>
        </table:table-row>
        <table:table-row table:style-name="Table6.7">
          <table:table-cell table:style-name="Table6.A2" office:value-type="string">
            <text:p text:style-name="P7"><text:span text:style-name="T13">getName()</text:span></text:p>
          </table:table-cell>
          <table:table-cell table:style-name="Table6.B2" office:value-type="string">
            <text:p text:style-name="P4"><text:span text:style-name="T1">Méthode retournant le nom associé à l’objet courant, attribut ‘</text:span><text:span text:style-name="T13">name</text:span><text:span text:style-name="T1">’. S’il n’existe pas, la méthode retourne le booléen </text:span><text:span text:style-name="T3">false</text:span><text:span text:style-name="T1">.</text:span></text:p>
          </table:table-cell>
        </table:table-row>
        <table:table-row table:style-name="Table6.7">
          <table:table-cell table:style-name="Table6.A2" office:value-type="string">
            <text:p text:style-name="P7"><text:span text:style-name="T13">setTemplate($template)</text:span></text:p>
          </table:table-cell>
          <table:table-cell table:style-name="Table6.B2" office:value-type="string">
            <text:p text:style-name="P4"><text:span text:style-name="T1">Méthode visant à paramétrer le nom et le chemin relatif d’accès au fichier template de l’objet.</text:span></text:p>
            <text:p text:style-name="P4"><text:span text:style-name="T1">Le chemin relatif à partir du répertoire ‘</text:span><text:span text:style-name="T5">view/graphic-object-templating</text:span><text:span text:style-name="T1">’ est constitué de champs séparés par des barres de fraction :</text:span></text:p>
            <text:list xml:id="list1836440383098500711" text:style-name="WWNum3">
              <text:list-item>
                <text:p text:style-name="P15"><text:span text:style-name="T1">l’attribut ‘</text:span><text:span text:style-name="T13">typeObj</text:span><text:span text:style-name="T1">’,</text:span></text:p>
              </text:list-item>
              <text:list-item>
                <text:p text:style-name="P15"><text:span text:style-name="T1">l’attribut ‘</text:span><text:span text:style-name="T13">objet</text:span><text:span text:style-name="T1">’,</text:span></text:p>
              </text:list-item>
              <text:list-item>
                <text:p text:style-name="P15"><text:span text:style-name="T1">le paramètre </text:span><text:span text:style-name="T13">$template</text:span><text:span text:style-name="T1">.</text:span></text:p>
              </text:list-item>
            </text:list>
            <text:p text:style-name="P4"><text:span text:style-name="T1">Retourne l’objet courant au final.</text:span></text:p>
          </table:table-cell>
        </table:table-row>
        <text:soft-page-break/>
        <table:table-row table:style-name="Table6.7">
          <table:table-cell table:style-name="Table6.A2" office:value-type="string">
            <text:p text:style-name="P7"><text:span text:style-name="T13">getTemplate()</text:span></text:p>
          </table:table-cell>
          <table:table-cell table:style-name="Table6.B2" office:value-type="string">
            <text:p text:style-name="P4"><text:span text:style-name="T1">Méthode retournant le contenu de l’attribut ‘</text:span><text:span text:style-name="T13">template</text:span><text:span text:style-name="T1">’ de l’objet courant. S’il n’existe pas, la méthode retourne le booléen </text:span><text:span text:style-name="T3">false</text:span><text:span text:style-name="T1">.</text:span></text:p>
          </table:table-cell>
        </table:table-row>
        <table:table-row table:style-name="Table6.7">
          <table:table-cell table:style-name="Table6.A2" office:value-type="string">
            <text:p text:style-name="P7"><text:span text:style-name="T13">setDisplay($display)</text:span></text:p>
          </table:table-cell>
          <table:table-cell table:style-name="Table6.B2" office:value-type="string">
            <text:p text:style-name="P4"><text:span text:style-name="T1">Méthode fixant le mode d’affichage de l’objet courant.</text:span></text:p>
            <text:p text:style-name="P4"><text:span text:style-name="T1">Les valeurs admises sont :</text:span></text:p>
            <text:list xml:id="list1182074579645768886" text:style-name="WWNum4">
              <text:list-item>
                <text:p text:style-name="P16"><text:span text:style-name="T1">‘</text:span><text:span text:style-name="T13">none</text:span><text:span text:style-name="T1">’<text:tab/><text:tab/>pas d’affichage de l’objet</text:span></text:p>
              </text:list-item>
              <text:list-item>
                <text:p text:style-name="P16"><text:span text:style-name="T1">‘</text:span><text:span text:style-name="T13">block</text:span><text:span text:style-name="T1">’<text:tab/><text:tab/>affichage de type bloc (Cf. </text:span><text:span text:style-name="T2">CSS</text:span><text:span text:style-name="T1"> display),</text:span></text:p>
              </text:list-item>
              <text:list-item>
                <text:p text:style-name="P16"><text:span text:style-name="T1">‘</text:span><text:span text:style-name="T13">inline</text:span><text:span text:style-name="T1">’<text:tab/><text:tab/>affiche dans la ligne (Cf. </text:span><text:span text:style-name="T2">CSS</text:span><text:span text:style-name="T1"> display),</text:span></text:p>
              </text:list-item>
              <text:list-item>
                <text:p text:style-name="P16"><text:span text:style-name="T1">‘</text:span><text:span text:style-name="T13">inline-block</text:span><text:span text:style-name="T1">’<text:tab/>affichage composé bloc et dans la ligne.</text:span></text:p>
              </text:list-item>
            </text:list>
            <text:p text:style-name="P4"><text:span text:style-name="T1">Retourne l’objet courant au final.</text:span></text:p>
          </table:table-cell>
        </table:table-row>
        <table:table-row table:style-name="Table6.7">
          <table:table-cell table:style-name="Table6.A2" office:value-type="string">
            <text:p text:style-name="P7"><text:span text:style-name="T13">getDisplay()</text:span></text:p>
          </table:table-cell>
          <table:table-cell table:style-name="Table6.B2" office:value-type="string">
            <text:p text:style-name="P4"><text:span text:style-name="T1">Méthode restituant le type d’affichage de l’objet. S’il n’existe pas, la méthode retourne le booléen </text:span><text:span text:style-name="T3">false</text:span><text:span text:style-name="T1">.</text:span></text:p>
          </table:table-cell>
        </table:table-row>
        <table:table-row table:style-name="Table6.7">
          <table:table-cell table:style-name="Table6.A2" office:value-type="string">
            <text:p text:style-name="P7"><text:span text:style-name="T13">setStyle($style)</text:span></text:p>
          </table:table-cell>
          <table:table-cell table:style-name="Table6.B2" office:value-type="string">
            <text:p text:style-name="P4"><text:span text:style-name="T1">Méthode permettant de directement associer des directives de présentation en code </text:span><text:span text:style-name="T2">CSS</text:span><text:span text:style-name="T1">.</text:span></text:p>
            <text:p text:style-name="P4"><text:span text:style-name="T1">Retourne l’objet courant au final.</text:span></text:p>
          </table:table-cell>
        </table:table-row>
        <table:table-row table:style-name="Table6.7">
          <table:table-cell table:style-name="Table6.A2" office:value-type="string">
            <text:p text:style-name="P7"><text:span text:style-name="T13">addStyle($style)</text:span></text:p>
          </table:table-cell>
          <table:table-cell table:style-name="Table6.B2" office:value-type="string">
            <text:p text:style-name="P4"><text:span text:style-name="T1">Méthode permettant d’ajouter du code </text:span><text:span text:style-name="T2">CSS</text:span><text:span text:style-name="T1"> au code du style déjà affecté à l’objet courant.</text:span></text:p>
          </table:table-cell>
        </table:table-row>
        <table:table-row table:style-name="Table6.7">
          <table:table-cell table:style-name="Table6.A2" office:value-type="string">
            <text:p text:style-name="P7"><text:span text:style-name="T13">getStyle()</text:span></text:p>
          </table:table-cell>
          <table:table-cell table:style-name="Table6.B2" office:value-type="string">
            <text:p text:style-name="P4"><text:span text:style-name="T1">Méthode restituant le code </text:span><text:span text:style-name="T2">CSS</text:span><text:span text:style-name="T1"> actuellement code dans l’objet courant, attribut ‘</text:span><text:span text:style-name="T13">style</text:span><text:span text:style-name="T1">’. S’il n’existe pas, la méthode retourne le booléen </text:span><text:span text:style-name="T3">false</text:span><text:span text:style-name="T1">.</text:span></text:p>
          </table:table-cell>
        </table:table-row>
        <table:table-row table:style-name="Table6.7">
          <table:table-cell table:style-name="Table6.A2" office:value-type="string">
            <text:p text:style-name="P7"><text:span text:style-name="T13">setClasses($classes)</text:span></text:p>
          </table:table-cell>
          <table:table-cell table:style-name="Table6.B2" office:value-type="string">
            <text:p text:style-name="P4"><text:span text:style-name="T1">Méthode d’affectation des classes </text:span><text:span text:style-name="T2">CSS</text:span><text:span text:style-name="T1"> spécifiques à associer à l’objet courant.</text:span><text:span text:style-name="T7"> Ces classes sont issues de fichier externe de présentation </text:span><text:span text:style-name="T8">CSS</text:span><text:span text:style-name="T7"> qui peuvent être associé à l’objet courant grâce à la gestion de ressources (</text:span><text:span text:style-name="T19">addCssResource()</text:span><text:span text:style-name="T7">, </text:span><text:span text:style-name="T19">setCssResource()</text:span><text:span text:style-name="T7">)</text:span></text:p>
          </table:table-cell>
        </table:table-row>
        <table:table-row table:style-name="Table6.7">
          <table:table-cell table:style-name="Table6.A2" office:value-type="string">
            <text:p text:style-name="P7"><text:span text:style-name="T13">addClass($class)</text:span></text:p>
          </table:table-cell>
          <table:table-cell table:style-name="Table6.B2" office:value-type="string">
            <text:p text:style-name="P4"><text:span text:style-name="T1">Méthode permettant l’ajout de classes par une chaîne de caractères, </text:span><text:span text:style-name="T13">$class</text:span><text:span text:style-name="T1">, aux classes déjà codées sur l’objet courant.</text:span></text:p>
          </table:table-cell>
        </table:table-row>
        <table:table-row table:style-name="Table6.7">
          <table:table-cell table:style-name="Table6.A2" office:value-type="string">
            <text:p text:style-name="P7"><text:span text:style-name="T13">getClasses()</text:span></text:p>
          </table:table-cell>
          <table:table-cell table:style-name="Table6.B2" office:value-type="string">
            <text:p text:style-name="P4"><text:span text:style-name="T1">Méthode restituant la chaîne de caractères de codage des classes </text:span><text:span text:style-name="T2">CSS</text:span><text:span text:style-name="T1"> de présentation de l’objet courant.</text:span></text:p>
            <text:p text:style-name="P4"><text:span text:style-name="T1">S’il n’existe pas, la méthode retourne le booléen </text:span><text:span text:style-name="T3">false</text:span><text:span text:style-name="T1">.</text:span></text:p>
          </table:table-cell>
        </table:table-row>
        <table:table-row table:style-name="Table6.7">
          <table:table-cell table:style-name="Table6.A2" office:value-type="string">
            <text:p text:style-name="P7"><text:span text:style-name="T13">setInfoBulle($titre, $contenu, $type, $params)</text:span></text:p>
          </table:table-cell>
          <table:table-cell table:style-name="Table6.B2" office:value-type="string">
            <text:p text:style-name="P4"><text:span text:style-name="T1">Méthode de paramétrage de l’</text:span><text:span text:style-name="T13">infoBulle</text:span><text:span text:style-name="T1"> qui apparaîtra au survol, click ou acquisition du focus par l’objet courant. Suivant le type d’</text:span><text:span text:style-name="T13">infoBulle</text:span><text:span text:style-name="T1"> les informations à fournir diffèreront :</text:span></text:p>
            <text:list xml:id="list5862777806675940524" text:style-name="WWNum6">
              <text:list-item>
                <text:p text:style-name="P18"><text:span text:style-name="T13">titre</text:span><text:span text:style-name="T1"><text:tab/><text:tab/>: obligatoire quelque soit le type de l’</text:span><text:span text:style-name="T13">infoBulle</text:span><text:span text:style-name="T1">,</text:span></text:p>
              </text:list-item>
              <text:list-item>
                <text:p text:style-name="P18"><text:span text:style-name="T13">contenu</text:span><text:span text:style-name="T6"><text:tab/></text:span><text:span text:style-name="T1">: le texte explicatif</text:span></text:p>
                <text:list>
                  <text:list-item>
                    <text:p text:style-name="P20"><text:span text:style-name="T1">prise en corps de l’</text:span><text:span text:style-name="T13">infoBulle</text:span><text:span text:style-name="T1"> pour le type </text:span><text:span text:style-name="T13">popover</text:span><text:span text:style-name="T1">,</text:span></text:p>
                  </text:list-item>
                  <text:list-item>
                    <text:p text:style-name="P20"><text:span text:style-name="T1">mis à la suite du titre pour le type </text:span><text:span text:style-name="T13">tooltip</text:span><text:span text:style-name="T1">,</text:span></text:p>
                  </text:list-item>
                </text:list>
              </text:list-item>
              <text:list-item>
                <text:p text:style-name="P17"><text:span text:style-name="T13">type</text:span><text:span text:style-name="T1"><text:tab/><text:tab/>: </text:span><text:span text:style-name="T13">tooltip</text:span><text:span text:style-name="T1"> ou </text:span><text:span text:style-name="T13">popover</text:span><text:span text:style-name="T1"> (</text:span><text:span text:style-name="T2">Twitter Bootstrap</text:span><text:span text:style-name="T1">),</text:span></text:p>
              </text:list-item>
              <text:list-item>
                <text:p text:style-name="P17"><text:span text:style-name="T13">params</text:span><text:span text:style-name="T1"><text:tab/><text:tab/>: ensemble de paramètres complémentaires,</text:span></text:p>
                <text:list>
                  <text:list-item>
                    <text:p text:style-name="P20"><text:span text:style-name="T13">placement</text:span><text:span text:style-name="T1"><text:tab/>: ou va apparaître l’</text:span><text:span text:style-name="T13">infoBulle</text:span><text:span text:style-name="T1"> de l’objet,</text:span></text:p>
                  </text:list-item>
                </text:list>
              </text:list-item>
            </text:list>
            <text:p text:style-name="P21"><text:span text:style-name="T1">les valeurs autorisées sont :</text:span></text:p>
            <text:p text:style-name="P21"><text:span text:style-name="T1"><text:tab/>→ </text:span><text:span text:style-name="T13">left</text:span><text:span text:style-name="T1"><text:tab/><text:tab/>: à gauche de l’objet,</text:span></text:p>
            <text:p text:style-name="P21"><text:span text:style-name="T1"><text:tab/>→ </text:span><text:span text:style-name="T13">right</text:span><text:span text:style-name="T1"><text:tab/><text:tab/>: à droite de l’objet,</text:span></text:p>
            <text:p text:style-name="P21"><text:span text:style-name="T1"><text:tab/>→ </text:span><text:span text:style-name="T13">top</text:span><text:span text:style-name="T1"><text:tab/><text:tab/>: au dessus de l’objet (par défaut),</text:span></text:p>
            <text:p text:style-name="P21"><text:span text:style-name="T1"><text:tab/>→ </text:span><text:span text:style-name="T13">bottom</text:span><text:span text:style-name="T1"><text:tab/>: au dessous de l’objet,</text:span></text:p>
            <text:list xml:id="list7773434554703231144" text:style-name="WWNum7">
              <text:list-item>
                <text:p text:style-name="P10"><text:span text:style-name="T13">trigger</text:span><text:span text:style-name="T1"><text:tab/>: type d’événement affichant l’</text:span><text:span text:style-name="T13">infoBulle</text:span><text:span text:style-name="T1">,</text:span></text:p>
              </text:list-item>
            </text:list>
            <text:p text:style-name="P21"><text:span text:style-name="T1">les valeurs autorisées sont :</text:span></text:p>
            <text:p text:style-name="P21"><text:span text:style-name="T1"><text:tab/>→ </text:span><text:span text:style-name="T13">click</text:span><text:span text:style-name="T1"><text:tab/>: click gauche de la souris sur l’objet,</text:span></text:p>
            <text:p text:style-name="P21"><text:span text:style-name="T1"><text:tab/>→ </text:span><text:span text:style-name="T13">hover</text:span><text:span text:style-name="T1"><text:tab/>: au survol de l’objet (valeur pas défaut),</text:span></text:p>
            <text:p text:style-name="P21"><text:span text:style-name="T1"><text:tab/>→ </text:span><text:span text:style-name="T13">focus</text:span><text:span text:style-name="T1"><text:tab/>: à la prise du focus par l’objet,</text:span></text:p>
            <text:list xml:id="list9070842540884779956" text:style-name="WWNum8">
              <text:list-item>
                <text:list>
                  <text:list-item>
                    <text:p text:style-name="P22"><text:span text:style-name="T13">css</text:span><text:span text:style-name="T1"><text:tab/><text:tab/><text:tab/>: style de l’</text:span><text:span text:style-name="T13">infoBulle</text:span><text:span text:style-name="T1"> (</text:span><text:span text:style-name="T2">CSS</text:span><text:span text:style-name="T1">)</text:span></text:p>
                  </text:list-item>
                </text:list>
              </text:list-item>
            </text:list>
          </table:table-cell>
        </table:table-row>
        <text:soft-page-break/>
        <table:table-row table:style-name="Table6.7">
          <table:table-cell table:style-name="Table6.A2" office:value-type="string">
            <text:p text:style-name="P7"><text:span text:style-name="T13">getInfoBulle()</text:span></text:p>
          </table:table-cell>
          <table:table-cell table:style-name="Table6.B2" office:value-type="string">
            <text:p text:style-name="P4"><text:span text:style-name="T1">Méthode restituant le tableau des différents paramètres de contenu et présentation de l’</text:span><text:span text:style-name="T13">infoBulle</text:span><text:span text:style-name="T1"> de l’objet courant.</text:span></text:p>
            <text:p text:style-name="P4"><text:span text:style-name="T1">S’il n’existe pas, la méthode retourne le booléen </text:span><text:span text:style-name="T3">false</text:span><text:span text:style-name="T1">.</text:span></text:p>
          </table:table-cell>
        </table:table-row>
        <table:table-row table:style-name="Table6.7">
          <table:table-cell table:style-name="Table6.A2" office:value-type="string">
            <text:p text:style-name="P7"><text:span text:style-name="T13">setInfoBulleParams($params)</text:span></text:p>
          </table:table-cell>
          <table:table-cell table:style-name="Table6.B2" office:value-type="string">
            <text:p text:style-name="P4"><text:span text:style-name="T1">Méthode permettant le paramétrage de l’</text:span><text:span text:style-name="T13">infoBulle</text:span><text:span text:style-name="T1"> (normalement hors titre, contenu et type). On doit y retrouver :</text:span><text:span text:style-name="T7"> </text:span><text:span text:style-name="T13">placement</text:span><text:span text:style-name="T1">, </text:span><text:span text:style-name="T13">trigger</text:span><text:span text:style-name="T1">, </text:span><text:span text:style-name="T13">css</text:span><text:span text:style-name="T1">.</text:span></text:p>
            <text:p text:style-name="P4"><text:span text:style-name="T1">Comme </text:span><text:span text:style-name="T13">$params</text:span><text:span text:style-name="T1"> est un tableau filtré seulement pour </text:span><text:span text:style-name="T13">placement</text:span><text:span text:style-name="T1"> et </text:span><text:span text:style-name="T13">trigger</text:span><text:span text:style-name="T1">, on ne limite pas son contenu. De fait on peut redéfinir les paramètres </text:span><text:span text:style-name="T13">titre</text:span><text:span text:style-name="T1">, </text:span><text:span text:style-name="T13">contenu</text:span><text:span text:style-name="T1"> et </text:span><text:span text:style-name="T13">type</text:span><text:span text:style-name="T1"> sans que cela ne soit vérifiable.</text:span></text:p>
          </table:table-cell>
        </table:table-row>
        <table:table-row table:style-name="Table6.7">
          <table:table-cell table:style-name="Table6.A2" office:value-type="string">
            <text:p text:style-name="P7"><text:span text:style-name="T13">setWidthBT($widthBT)</text:span></text:p>
          </table:table-cell>
          <table:table-cell table:style-name="Table6.B2" office:value-type="string">
            <text:p text:style-name="P4"><text:span text:style-name="T7">Méthode permettant de paramétrer la taille (largeur) dans une grille </text:span><text:span text:style-name="T8">Twitter Bootstrap</text:span><text:span text:style-name="T7"> de l’objet, valeur du paramètre </text:span><text:span text:style-name="T13">$widthBT</text:span><text:span text:style-name="T7"> :</text:span></text:p>
            <text:p text:style-name="P5"><text:span text:style-name="T7">→ ‘H’<text:tab/><text:tab/>cache l’objet (comme </text:span><text:span text:style-name="T19">setDisplay(’none’)</text:span><text:span text:style-name="T7">),</text:span></text:p>
            <text:p text:style-name="P5"><text:span text:style-name="T7">→ ‘V’<text:tab/><text:tab/>rend visible un objet,</text:span></text:p>
            <text:p text:style-name="P5"><text:span text:style-name="T7">→ chiffre(s)<text:tab/>largeur identique pour les 4 types de média,</text:span></text:p>
            <text:p text:style-name="P5"><text:span text:style-name="T7">→ ‘O9:W9’<text:tab/>largeur du chiffre après ‘W’ avec un offset chiffre après ‘O’</text:span></text:p>
            <text:p text:style-name="P5"><text:span text:style-name="T7">→ ‘H’ + {‘X’, ‘S’, ‘M’, ‘L’) </text:span></text:p>
            <text:p text:style-name="P5"><text:span text:style-name="T7"><text:tab/><text:tab/>rend invisible l’objet un un type de média :</text:span></text:p>
            <text:p text:style-name="P5"><text:span text:style-name="T7"><text:tab/><text:tab/>→ xs (‘HX’), sm (‘HS’), md (‘HM’) ou lg (‘HL’)</text:span></text:p>
            <text:p text:style-name="P5"><text:span text:style-name="T7">→ ‘V’ + {‘X’, ‘S’, ‘M’, ‘L’) </text:span></text:p>
            <text:p text:style-name="P5"><text:span text:style-name="T7"><text:tab/><text:tab/>rend visible l’objet un un type de média :</text:span></text:p>
            <text:p text:style-name="P5"><text:span text:style-name="T7"><text:tab/><text:tab/>→ xs (‘VX’), sm (‘VS’), md (‘VM’) ou lg (‘VL’)</text:span></text:p>
            <text:p text:style-name="P5"><text:span text:style-name="T7">→ ‘O’ <text:s/>+ {‘X’, ‘S’, ‘M’, ‘L’) + chiffre</text:span></text:p>
            <text:p text:style-name="P5"><text:span text:style-name="T7"><text:tab/><text:tab/>fixe pour un média une valeur d’offset</text:span></text:p>
            <text:p text:style-name="P5"><text:span text:style-name="T7">→ ‘W’ <text:s/>+ {‘X’, ‘S’, ‘M’, ‘L’) + chiffre</text:span></text:p>
            <text:p text:style-name="P5"><text:span text:style-name="T7"><text:tab/><text:tab/>fixe pour un média une largeur d’objet</text:span></text:p>
          </table:table-cell>
        </table:table-row>
        <table:table-row table:style-name="Table6.7">
          <table:table-cell table:style-name="Table6.A2" office:value-type="string">
            <text:p text:style-name="P7"><text:span text:style-name="T13">getWidthBT()</text:span></text:p>
          </table:table-cell>
          <table:table-cell table:style-name="Table6.B2" office:value-type="string">
            <text:p text:style-name="P4"><text:span text:style-name="T1">Méthode restituant le tableau de paramètres codant la table en nombre de case de la grille </text:span><text:span text:style-name="T2">Twitter Bootstrap</text:span><text:span text:style-name="T1"> utilisé pour rendre </text:span><text:span text:style-name="T2">Responsive</text:span><text:span text:style-name="T1"> les pages générés via </text:span><text:span text:style-name="T2">G.O.T.</text:span></text:p>
          </table:table-cell>
        </table:table-row>
        <table:table-row table:style-name="Table6.7">
          <table:table-cell table:style-name="Table6.A2" office:value-type="string">
            <text:p text:style-name="P7"><text:span text:style-name="T13">setObject($object)</text:span></text:p>
          </table:table-cell>
          <table:table-cell table:style-name="Table6.B2" office:value-type="string">
            <text:p text:style-name="P4"><text:span text:style-name="T1">Méthode qui affecte à l’objet son nom (le nom de sa classe d’instanciation en minuscules). Cette information est codée dans le fichier de configuration de l’objet, cette méthode ne doit pas être normalement utilisée.</text:span></text:p>
          </table:table-cell>
        </table:table-row>
        <table:table-row table:style-name="Table6.7">
          <table:table-cell table:style-name="Table6.A2" office:value-type="string">
            <text:p text:style-name="P7"><text:span text:style-name="T13">getObject()</text:span></text:p>
          </table:table-cell>
          <table:table-cell table:style-name="Table6.B2" office:value-type="string">
            <text:p text:style-name="P4"><text:span text:style-name="T1">Méthode restituant le nom de l’objet.</text:span></text:p>
            <text:p text:style-name="P4"><text:span text:style-name="T1">S’il n’existe pas,la méthode retourne le booléen </text:span><text:span text:style-name="T3">false</text:span><text:span text:style-name="T1">.</text:span></text:p>
          </table:table-cell>
        </table:table-row>
        <table:table-row table:style-name="Table6.7">
          <table:table-cell table:style-name="Table6.A2" office:value-type="string">
            <text:p text:style-name="P7"><text:span text:style-name="T13">setTypeObj($typeObj)</text:span></text:p>
          </table:table-cell>
          <table:table-cell table:style-name="Table6.B2" office:value-type="string">
            <text:p text:style-name="P4"><text:span text:style-name="T1">Méthode qui affecte son type à l’objet courant. Cette information est codée dans le fichier de configuration de l’objet, cette méthode ne doit pas être normalement utilisée.</text:span></text:p>
          </table:table-cell>
        </table:table-row>
        <table:table-row table:style-name="Table6.7">
          <table:table-cell table:style-name="Table6.A2" office:value-type="string">
            <text:p text:style-name="P7"><text:span text:style-name="T13">getTypeObj()</text:span></text:p>
          </table:table-cell>
          <table:table-cell table:style-name="Table6.B2" office:value-type="string">
            <text:p text:style-name="P4"><text:span text:style-name="T1">Méthode restituant le type de l’objet.</text:span></text:p>
            <text:p text:style-name="P4"><text:bookmark text:name="_2et92p0"/><text:span text:style-name="T1">S’il n’existe pas,la méthode retourne le booléen </text:span><text:span text:style-name="T3">false</text:span><text:span text:style-name="T1">.</text:span></text:p>
          </table:table-cell>
        </table:table-row>
        <table:table-row table:style-name="Table6.7">
          <table:table-cell table:style-name="Table6.A2" office:value-type="string">
            <text:p text:style-name="P7"><text:bookmark text:name="_tyjcwt"/><text:span text:style-name="T13">setClassName($className)</text:span></text:p>
          </table:table-cell>
          <table:table-cell table:style-name="Table6.B2" office:value-type="string">
            <text:p text:style-name="P23"><text:span text:style-name="T1">Méthode codant le namespace et le nom de la classe d’instanciation séparés par des anti-barres de fraction pour être directement utilisé dans le cadre d’un ordre de création d’objet.</text:span></text:p>
          </table:table-cell>
        </table:table-row>
        <table:table-row table:style-name="Table6.7">
          <table:table-cell table:style-name="Table6.A2" office:value-type="string">
            <text:p text:style-name="P7"><text:span text:style-name="T13">getClassName()</text:span></text:p>
          </table:table-cell>
          <table:table-cell table:style-name="Table6.B2" office:value-type="string">
            <text:p text:style-name="P25"><text:bookmark text:name="3dy6vkm"/><text:span text:style-name="T12">Méthode restituant namespace et nom de classe d’instanciation séparés par des anti-barres de fraction. </text:span><text:span text:style-name="T1">S’il n’existe pas,la méthode retourne le booléen </text:span><text:span text:style-name="T3">false</text:span><text:span text:style-name="T1">.</text:span></text:p>
          </table:table-cell>
        </table:table-row>
        <text:soft-page-break/>
        <table:table-row table:style-name="Table6.7">
          <table:table-cell table:style-name="Table6.A2" office:value-type="string">
            <text:p text:style-name="P7"><text:span text:style-name="T13">enable()</text:span></text:p>
          </table:table-cell>
          <table:table-cell table:style-name="Table6.B2" office:value-type="string">
            <text:p text:style-name="P4"><text:span text:style-name="T1">Méthode d’activation de l’objet courant. Ceci a pour effet de rendre fonctionnel l’objet courant, de réactiver les événements par exemple.</text:span></text:p>
          </table:table-cell>
        </table:table-row>
        <table:table-row table:style-name="Table6.7">
          <table:table-cell table:style-name="Table6.A2" office:value-type="string">
            <text:p text:style-name="P7"><text:span text:style-name="T13">disable()</text:span></text:p>
          </table:table-cell>
          <table:table-cell table:style-name="Table6.B2" office:value-type="string">
            <text:p text:style-name="P4"><text:span text:style-name="T1">Méthode de désactivation de l’objet courant. Désactive toutes les interactions et événements sur l’objet courant.</text:span></text:p>
          </table:table-cell>
        </table:table-row>
        <table:table-row table:style-name="Table6.7">
          <table:table-cell table:style-name="Table6.A2" office:value-type="string">
            <text:p text:style-name="P7"><text:span text:style-name="T13">getSate()</text:span></text:p>
          </table:table-cell>
          <table:table-cell table:style-name="Table6.B2" office:value-type="string">
            <text:p text:style-name="P4"><text:span text:style-name="T1">Méthode restituant l’état de l’objet actif ou déactivé.</text:span></text:p>
            <text:p text:style-name="P4"><text:span text:style-name="T1">S’il n’existe pas,la méthode retourne le booléen </text:span><text:span text:style-name="T3">false</text:span><text:span text:style-name="T1">.</text:span></text:p>
          </table:table-cell>
        </table:table-row>
        <table:table-row table:style-name="Table6.7">
          <table:table-cell table:style-name="Table6.A2" office:value-type="string">
            <text:p text:style-name="P7"><text:span text:style-name="T13">setErreur($libel, $bckColor, $color)</text:span></text:p>
          </table:table-cell>
          <table:table-cell table:style-name="Table6.B2" office:value-type="string">
            <text:p text:style-name="P4"><text:span text:style-name="T1">Méthode permettant de coder en terme de texte, couleur de fond, couleur d’écriture un message d’erreur pour l’objet courant.</text:span></text:p>
            <text:p text:style-name="P4"><text:span text:style-name="T1">Le dit message d’erreur sera visualisé comme une </text:span><text:span text:style-name="T13">infoBulle</text:span><text:span text:style-name="T1"> de type </text:span><text:span text:style-name="T20">tooltip</text:span><text:span text:style-name="T1"> avec son paramétrage par défaut (hors présentation)</text:span></text:p>
          </table:table-cell>
        </table:table-row>
        <table:table-row table:style-name="Table6.7">
          <table:table-cell table:style-name="Table6.A2" office:value-type="string">
            <text:p text:style-name="P7"><text:span text:style-name="T13">getErreur()</text:span></text:p>
          </table:table-cell>
          <table:table-cell table:style-name="Table6.B2" office:value-type="string">
            <text:p text:style-name="P4"><text:span text:style-name="T1">Méthode restituant le tableau de paramètres codant l’affichage d’un message d’erreur pour l’objet courant.</text:span></text:p>
            <text:p text:style-name="P4"><text:span text:style-name="T1">S’il n’existe pas,la méthode retourne le booléen </text:span><text:span text:style-name="T3">false</text:span><text:span text:style-name="T1">.</text:span></text:p>
          </table:table-cell>
        </table:table-row>
        <table:table-row table:style-name="Table6.36">
          <table:table-cell table:style-name="Table6.A2" office:value-type="string">
            <text:p text:style-name="P7"><text:span text:style-name="T13">enaAutoCenter($width, $height)</text:span></text:p>
          </table:table-cell>
          <table:table-cell table:style-name="Table6.B2" office:value-type="string">
            <text:p text:style-name="P4"><text:span text:style-name="T1">Active l’auto-centrage de l’affichage de l’objet courant. Les paramètres </text:span><text:span text:style-name="T13">$width</text:span><text:span text:style-name="T1"> et </text:span><text:span text:style-name="T13">$height</text:span><text:span text:style-name="T1"> indique largeur et hauteur de l’objet courant.</text:span></text:p>
          </table:table-cell>
        </table:table-row>
        <table:table-row table:style-name="Table6.37">
          <table:table-cell table:style-name="Table6.A2" office:value-type="string">
            <text:p text:style-name="P7"><text:span text:style-name="T13">disAutoCenter()</text:span></text:p>
          </table:table-cell>
          <table:table-cell table:style-name="Table6.B2" office:value-type="string">
            <text:p text:style-name="P4"><text:span text:style-name="T1">Désactive l’auto-centrage de l’objet courant.</text:span></text:p>
          </table:table-cell>
        </table:table-row>
        <table:table-row table:style-name="Table6.7">
          <table:table-cell table:style-name="Table6.A2" office:value-type="string">
            <text:p text:style-name="P7"><text:span text:style-name="T13">getAutoCenter()</text:span></text:p>
          </table:table-cell>
          <table:table-cell table:style-name="Table6.B2" office:value-type="string">
            <text:p text:style-name="P23"><text:span text:style-name="T7">Restitue un tableau contenant :</text:span></text:p>
            <text:list xml:id="list8566313365748366046" text:style-name="WWNum5">
              <text:list-item>
                <text:p text:style-name="P19"><text:span text:style-name="T14">autoCenter</text:span><text:span text:style-name="T7"> </text:span><text:span text:style-name="T1">: booléen d’activation ou non de l’autocentrage</text:span></text:p>
              </text:list-item>
              <text:list-item>
                <text:p text:style-name="P19"><text:span text:style-name="T14">autoCenterPx</text:span><text:span text:style-name="T7"> </text:span><text:span text:style-name="T1">: largeur en point de l’objet</text:span></text:p>
              </text:list-item>
              <text:list-item>
                <text:p text:style-name="P19"><text:span text:style-name="T14">autoCenterPy</text:span><text:span text:style-name="T7"> </text:span><text:span text:style-name="T1">: hauteur de l’objet</text:span></text:p>
              </text:list-item>
            </text:list>
          </table:table-cell>
        </table:table-row>
        <table:table-row table:style-name="Table6.7">
          <table:table-cell table:style-name="Table6.A2" office:value-type="string">
            <text:p text:style-name="P7"><text:span text:style-name="T13">setForm($form)</text:span></text:p>
          </table:table-cell>
          <table:table-cell table:style-name="Table6.B2" office:value-type="string">
            <text:p text:style-name="P4"><text:span text:style-name="T1">Affecte à l’objet courant un identifiant de regroupement en formulaire de champs.</text:span></text:p>
          </table:table-cell>
        </table:table-row>
        <table:table-row table:style-name="Table6.7">
          <table:table-cell table:style-name="Table6.A2" office:value-type="string">
            <text:p text:style-name="P7"><text:span text:style-name="T13">getForm()</text:span></text:p>
          </table:table-cell>
          <table:table-cell table:style-name="Table6.B2" office:value-type="string">
            <text:p text:style-name="P4"><text:span text:style-name="T1">Retourne l’identifiant de regroupement en formulaire de champs, si il a été paramétré sur l’objet courant ou </text:span><text:span text:style-name="T2">false</text:span><text:span text:style-name="T1"> s’il y en a pas.</text:span></text:p>
          </table:table-cell>
        </table:table-row>
        <text:soft-page-break/>
        <table:table-row table:style-name="Table6.7">
          <table:table-cell table:style-name="Table6.A2" office:value-type="string">
            <text:p text:style-name="P7"><text:span text:style-name="T13">getEvent($evt)</text:span></text:p>
          </table:table-cell>
          <table:table-cell table:style-name="Table6.B2" office:value-type="string">
            <text:p text:style-name="P4"><text:span text:style-name="T1">Méthode restituant le tableau de paramètres pour un événement de l’objet courant. l’événement est précisé par le paramètre </text:span><text:span text:style-name="T13">$evt</text:span><text:span text:style-name="T1">.</text:span></text:p>
            <text:p text:style-name="P4"><text:span text:style-name="T1">S’il n’existe pas,la méthode retourne le booléen </text:span><text:span text:style-name="T3">false</text:span><text:span text:style-name="T1">.</text:span></text:p>
          </table:table-cell>
        </table:table-row>
        <table:table-row table:style-name="Table6.7">
          <table:table-cell table:style-name="Table6.A2" office:value-type="string">
            <text:p text:style-name="P7"><text:span text:style-name="T13">setStopEvent($event, $stopEvent)</text:span></text:p>
          </table:table-cell>
          <table:table-cell table:style-name="Table6.B2" office:value-type="string">
            <text:p text:style-name="P4"><text:span text:style-name="T1">Permet de permettre ou interdire la propagation d’événement sur l’objet courant. On précise en paramètres quel événement (</text:span><text:span text:style-name="T13">$event</text:span><text:span text:style-name="T1">) est concerné, et si l’on propage (</text:span><text:span text:style-name="T13">$stopEvent</text:span><text:span text:style-name="T1"> = </text:span><text:span text:style-name="T2">true</text:span><text:span text:style-name="T1">) ou non (</text:span><text:span text:style-name="T13">$stopEvent</text:span><text:span text:style-name="T1"> = </text:span><text:span text:style-name="T2">false</text:span><text:span text:style-name="T1">), le dit événement.</text:span></text:p>
          </table:table-cell>
        </table:table-row>
      </table:table>
      <text:list xml:id="list1416300355267" text:continue-list="list1416242415829" text:style-name="WWNum9">
        <text:list-item>
          <text:list>
            <text:list-item>
              <text:list>
                <text:list-item>
                  <text:p text:style-name="P26"><text:soft-page-break/>Les méthodes de gestion des resources, des droits utilisateur</text:p>
                </text:list-item>
              </text:list>
            </text:list-item>
          </text:list>
        </text:list-item>
      </text:list>
      <table:table table:name="Table7" table:style-name="Table7">
        <table:table-column table:style-name="Table7.A"/>
        <table:table-column table:style-name="Table7.B"/>
        <text:soft-page-break/>
        <table:table-row table:style-name="Table7.1">
          <table:table-cell table:style-name="Table7.A1" office:value-type="string">
            <text:p text:style-name="P3"><text:span text:style-name="T1">Méthode</text:span></text:p>
          </table:table-cell>
          <table:table-cell table:style-name="Table7.B1" office:value-type="string">
            <text:p text:style-name="P3"><text:span text:style-name="T1">Explications</text:span></text:p>
          </table:table-cell>
        </table:table-row>
        <table:table-row table:style-name="Table7.2">
          <table:table-cell table:style-name="Table7.A2" office:value-type="string">
            <text:p text:style-name="P7"><text:bookmark text:name="_1t3h5sf"/><text:span text:style-name="T13">getResources()</text:span></text:p>
          </table:table-cell>
          <table:table-cell table:style-name="Table7.B2" office:value-type="string">
            <text:p text:style-name="P4"><text:span text:style-name="T1">Méthode restituant le contenu du tableau de paramètre ‘</text:span><text:span text:style-name="T20">resources</text:span><text:span text:style-name="T1">’ de l’objet courant.</text:span></text:p>
            <text:p text:style-name="P4"><text:span text:style-name="T1">S’il n’existe pas,la méthode retourne le booléen </text:span><text:span text:style-name="T3">false</text:span><text:span text:style-name="T1">.</text:span></text:p>
          </table:table-cell>
        </table:table-row>
        <table:table-row table:style-name="Table7.2">
          <table:table-cell table:style-name="Table7.A2" office:value-type="string">
            <text:p text:style-name="P7"><text:span text:style-name="T13">addCssResource($cssResource)</text:span></text:p>
          </table:table-cell>
          <table:table-cell table:style-name="Table7.B2" office:value-type="string">
            <text:p text:style-name="P4"><text:span text:style-name="T1">Ajout d’une référence de fichier </text:span><text:span text:style-name="T2">CSS</text:span><text:span text:style-name="T1">.</text:span></text:p>
            <text:p text:style-name="P5"><text:span text:style-name="T1">Par référence il faut voir : chemin relatif d’accès au fichier à partir du répertoire public de l’application </text:span><text:span text:style-name="T2">Zend Framework</text:span><text:span text:style-name="T1">.</text:span></text:p>
            <text:p text:style-name="P5"><text:span text:style-name="T1">La valeur </text:span><text:span text:style-name="T13">$cssResource</text:span><text:span text:style-name="T1"> peut avoir 2 formes :</text:span></text:p>
            <text:p text:style-name="P5"><text:span text:style-name="T1">→ une simple chaîne de caractères ajouté de fait au tableau des ressources </text:span><text:span text:style-name="T2">CSS</text:span><text:span text:style-name="T1">,</text:span></text:p>
            <text:p text:style-name="P5"><text:span text:style-name="T1">→ une clé et une chaîne de caractères ajouté au tableau des ressources </text:span><text:span text:style-name="T2">CSS</text:span><text:span text:style-name="T1"> en tant que clé/valeur.</text:span></text:p>
          </table:table-cell>
        </table:table-row>
        <table:table-row table:style-name="Table7.4">
          <table:table-cell table:style-name="Table7.A2" office:value-type="string">
            <text:p text:style-name="P7"><text:span text:style-name="T13">getCssResources()</text:span></text:p>
          </table:table-cell>
          <table:table-cell table:style-name="Table7.B2" office:value-type="string">
            <text:p text:style-name="P4"><text:span text:style-name="T1">Restitue le tableau des ressources </text:span><text:span text:style-name="T2">CSS</text:span><text:span text:style-name="T1"> (</text:span><text:span text:style-name="T21">$properties[‘resource’][‘css’]</text:span><text:span text:style-name="T1">) s’il existe, sinon </text:span><text:span text:style-name="T3">false</text:span><text:span text:style-name="T1">.</text:span></text:p>
          </table:table-cell>
        </table:table-row>
        <table:table-row table:style-name="Table7.2">
          <table:table-cell table:style-name="Table7.A2" office:value-type="string">
            <text:p text:style-name="P7"><text:span text:style-name="T13">setCssResources($cssResource)</text:span></text:p>
          </table:table-cell>
          <table:table-cell table:style-name="Table7.B2" office:value-type="string">
            <text:p text:style-name="P4"><text:span text:style-name="T9">Affecte le contenu de la chaîne ou du tableau </text:span><text:span text:style-name="T13">$cssResource</text:span><text:span text:style-name="T9"> comme ressource </text:span><text:span text:style-name="T10">CSS</text:span><text:span text:style-name="T9"> de l’objet courant.</text:span></text:p>
            <text:p text:style-name="P5"><text:span text:style-name="T9">Retourne au final l’objet courant.</text:span></text:p>
          </table:table-cell>
        </table:table-row>
        <table:table-row table:style-name="Table7.2">
          <table:table-cell table:style-name="Table7.A2" office:value-type="string">
            <text:p text:style-name="P7"><text:span text:style-name="T13">addJsResource($jsResource)</text:span></text:p>
          </table:table-cell>
          <table:table-cell table:style-name="Table7.B2" office:value-type="string">
            <text:p text:style-name="P4"><text:span text:style-name="T1">Ajout d’une référence de fichier </text:span><text:span text:style-name="T2">Javascript</text:span><text:span text:style-name="T1">.</text:span></text:p>
            <text:p text:style-name="P5"><text:span text:style-name="T1">Par référence il faut voir : chemin relatif d’accès au fichier à partir du répertoire public de l’application </text:span><text:span text:style-name="T2">Zend Framework</text:span><text:span text:style-name="T1">.</text:span></text:p>
            <text:p text:style-name="P5"><text:span text:style-name="T1">La valeur </text:span><text:span text:style-name="T13">$jsResource</text:span><text:span text:style-name="T1"> peut avoir 2 formes :</text:span></text:p>
            <text:p text:style-name="P5"><text:span text:style-name="T1">→ une simple chaîne de caractères ajouté de fait au tableau des ressources </text:span><text:span text:style-name="T2">Javascript</text:span><text:span text:style-name="T1">,</text:span></text:p>
            <text:p text:style-name="P4"><text:span text:style-name="T1">→ une clé et une chaîne de caractères ajouté au tableau des ressources </text:span><text:span text:style-name="T2">Javascript</text:span><text:span text:style-name="T1"> en tant que clé/valeur.</text:span></text:p>
          </table:table-cell>
        </table:table-row>
        <table:table-row table:style-name="Table7.2">
          <table:table-cell table:style-name="Table7.A2" office:value-type="string">
            <text:p text:style-name="P7"><text:span text:style-name="T13">getJsResources()</text:span></text:p>
          </table:table-cell>
          <table:table-cell table:style-name="Table7.B2" office:value-type="string">
            <text:p text:style-name="P4"><text:span text:style-name="T1">Restitue le tableau des ressources </text:span><text:span text:style-name="T2">Javascript</text:span><text:span text:style-name="T1"> (</text:span><text:span text:style-name="T21">$properties[‘resource’][‘js’]</text:span><text:span text:style-name="T1">) s’il existe, sinon </text:span><text:span text:style-name="T3">false</text:span><text:span text:style-name="T1">.</text:span></text:p>
          </table:table-cell>
        </table:table-row>
        <table:table-row table:style-name="Table7.2">
          <table:table-cell table:style-name="Table7.A2" office:value-type="string">
            <text:p text:style-name="P7"><text:span text:style-name="T13">setJsResources($jsResources)</text:span></text:p>
          </table:table-cell>
          <table:table-cell table:style-name="Table7.B2" office:value-type="string">
            <text:p text:style-name="P4"><text:span text:style-name="T9">Affecte le contenu de la chaîne ou du tableau </text:span><text:span text:style-name="T13">$jsResource</text:span><text:span text:style-name="T9"> comme ressource </text:span><text:span text:style-name="T2">Javascript</text:span><text:span text:style-name="T9"> de l’objet courant.</text:span></text:p>
            <text:p text:style-name="P4"><text:span text:style-name="T9">Retourne au final l’objet courant.</text:span></text:p>
          </table:table-cell>
        </table:table-row>
        <table:table-row table:style-name="Table7.2">
          <table:table-cell table:style-name="Table7.A2" office:value-type="string">
            <text:p text:style-name="P7"><text:span text:style-name="T13">setAclReferences($aclReferences)</text:span></text:p>
          </table:table-cell>
          <table:table-cell table:style-name="Table7.B2" office:value-type="string">
            <text:p text:style-name="P4"><text:span text:style-name="T16">À définir</text:span></text:p>
          </table:table-cell>
        </table:table-row>
        <table:table-row table:style-name="Table7.2">
          <table:table-cell table:style-name="Table7.A2" office:value-type="string">
            <text:p text:style-name="P7"><text:span text:style-name="T13">getAclReferences()</text:span></text:p>
          </table:table-cell>
          <table:table-cell table:style-name="Table7.B2" office:value-type="string">
            <text:p text:style-name="P4"><text:span text:style-name="T16">À définir</text:span></text:p>
          </table:table-cell>
        </table:table-row>
      </table:table>
      <text:list xml:id="list1416152242132" text:continue-numbering="true" text:style-name="WWNum9">
        <text:list-item>
          <text:list>
            <text:list-item>
              <text:p text:style-name="P28"><text:soft-page-break/>Les méthodes protégées ou privées</text:p>
            </text:list-item>
          </text:list>
        </text:list-item>
      </text:list>
      <table:table table:name="Table8" table:style-name="Table8">
        <table:table-column table:style-name="Table8.A"/>
        <table:table-column table:style-name="Table8.B"/>
        <text:soft-page-break/>
        <table:table-row table:style-name="Table8.1">
          <table:table-cell table:style-name="Table8.A1" office:value-type="string">
            <text:p text:style-name="P3"><text:span text:style-name="T1">Méthode</text:span></text:p>
          </table:table-cell>
          <table:table-cell table:style-name="Table8.B1" office:value-type="string">
            <text:p text:style-name="P3"><text:span text:style-name="T1">Explications</text:span></text:p>
          </table:table-cell>
        </table:table-row>
        <table:table-row table:style-name="Table8.2">
          <table:table-cell table:style-name="Table8.A2" office:value-type="string">
            <text:p text:style-name="P7"><text:bookmark text:name="_4d34og8"/><text:span text:style-name="T13">getContantss()</text:span></text:p>
          </table:table-cell>
          <table:table-cell table:style-name="Table8.B2" office:value-type="string">
            <text:p text:style-name="P4"><text:span text:style-name="T1">Méthode générique de récupération de constantes déclarées dans une classe.</text:span></text:p>
          </table:table-cell>
        </table:table-row>
        <table:table-row table:style-name="Table8.3">
          <table:table-cell table:style-name="Table8.A2" office:value-type="string">
            <text:p text:style-name="P7"><text:span text:style-name="T13">getDisplayConstants()</text:span></text:p>
          </table:table-cell>
          <table:table-cell table:style-name="Table8.B2" office:value-type="string">
            <text:p text:style-name="P4"><text:span text:style-name="T1">Méthode de filtrage des constantes récupérées pour une garder que celle contenant ‘</text:span><text:span text:style-name="T13">DISPLAY</text:span><text:span text:style-name="T1">’, avec constitué un tableau qui sera ensuite retourné par la méthode.</text:span></text:p>
          </table:table-cell>
        </table:table-row>
        <table:table-row table:style-name="Table8.3">
          <table:table-cell table:style-name="Table8.A2" office:value-type="string">
            <text:p text:style-name="P7"><text:span text:style-name="T13">getInfoBulleConstant()</text:span></text:p>
          </table:table-cell>
          <table:table-cell table:style-name="Table8.B2" office:value-type="string">
            <text:p text:style-name="P4"><text:span text:style-name="T1">Méthode de filtrage des constantes récupérées pour une garder que celle contenant ‘</text:span><text:span text:style-name="T13">INFOBULLE</text:span><text:span text:style-name="T1">’, avec constitué un tableau qui sera ensuite retourné par la méthode.</text:span></text:p>
          </table:table-cell>
        </table:table-row>
        <table:table-row table:style-name="Table8.3">
          <table:table-cell table:style-name="Table8.A2" office:value-type="string">
            <text:p text:style-name="P7"><text:span text:style-name="T13">getTypesConstants()</text:span></text:p>
          </table:table-cell>
          <table:table-cell table:style-name="Table8.B2" office:value-type="string">
            <text:p text:style-name="P4"><text:span text:style-name="T1">Méthode de filtrage des constantes récupérées pour une garder que celle contenant ‘</text:span><text:span text:style-name="T13">TYPE</text:span><text:span text:style-name="T1">’, avec constitué un tableau qui sera ensuite retourné par la méthode.</text:span></text:p>
          </table:table-cell>
        </table:table-row>
        <table:table-row table:style-name="Table8.3">
          <table:table-cell table:style-name="Table8.A2" office:value-type="string">
            <text:p text:style-name="P7"><text:span text:style-name="T13">getTriggersContants()</text:span></text:p>
          </table:table-cell>
          <table:table-cell table:style-name="Table8.B2" office:value-type="string">
            <text:p text:style-name="P4"><text:span text:style-name="T1">Méthode de filtrage des constantes récupérées pour une garder que celle contenant ‘</text:span><text:span text:style-name="T13">TRIGGER</text:span><text:span text:style-name="T1">’, avec constitué un tableau qui sera ensuite retourné par la méthode.</text:span></text:p>
          </table:table-cell>
        </table:table-row>
        <table:table-row table:style-name="Table8.3">
          <table:table-cell table:style-name="Table8.A2" office:value-type="string">
            <text:p text:style-name="P7"><text:span text:style-name="T13">getStatesConstants()</text:span></text:p>
          </table:table-cell>
          <table:table-cell table:style-name="Table8.B2" office:value-type="string">
            <text:p text:style-name="P4"><text:span text:style-name="T1">Méthode de filtrage des constantes récupérées pour une garder que celle contenant ‘</text:span><text:span text:style-name="T13">STATE</text:span><text:span text:style-name="T1">’, avec constitué un tableau qui sera ensuite retourné par la méthode.</text:span></text:p>
          </table:table-cell>
        </table:table-row>
      </table:table>
      <text:p text:style-name="P2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viar Dreams" svg:font-family="'Caviar Dream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viar Dreams1" svg:font-family="'Caviar Dreams'"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align="start"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Caviar Dreams" fo:font-family="'Caviar Dreams'" style:font-family-generic="roman" style:font-pitch="variable" fo:font-size="18pt" fo:font-style="normal" style:text-underline-style="none" fo:font-weight="bold" style:font-name-asian="Caviar Dreams1" style:font-family-asian="'Caviar Dreams'" style:font-family-generic-asian="system" style:font-pitch-asian="variable" style:font-size-asian="18pt" style:font-style-asian="normal" style:font-weight-asian="bold" style:font-name-complex="Caviar Dreams1" style:font-family-complex="'Caviar Dream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align="start"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Caviar Dreams" fo:font-family="'Caviar Dreams'" style:font-family-generic="roman" style:font-pitch="variable" fo:font-size="16pt" fo:font-style="normal" style:text-underline-style="none" fo:font-weight="bold" style:font-name-asian="Caviar Dreams1" style:font-family-asian="'Caviar Dreams'" style:font-family-generic-asian="system" style:font-pitch-asian="variable" style:font-size-asian="16pt" style:font-style-asian="normal" style:font-weight-asian="bold" style:font-name-complex="Caviar Dreams1" style:font-family-complex="'Caviar Dream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loext:contextual-spacing="false" fo:line-height="100%" fo:text-align="start"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Caviar Dreams" fo:font-family="'Caviar Dreams'" style:font-family-generic="roman" style:font-pitch="variable" fo:font-size="14pt" fo:font-style="normal" style:text-underline-style="none" fo:font-weight="bold" style:font-name-asian="Caviar Dreams1" style:font-family-asian="'Caviar Dreams'" style:font-family-generic-asian="system" style:font-pitch-asian="variable" style:font-size-asian="14pt" style:font-style-asian="normal" style:font-weight-asian="bold" style:font-name-complex="Caviar Dreams1" style:font-family-complex="'Caviar Dream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1665in" fo:margin-bottom="0.0835in" loext:contextual-spacing="false" fo:line-height="100%" fo:text-align="center"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Caviar Dreams" fo:font-family="'Caviar Dreams'" style:font-family-generic="roman" style:font-pitch="variable" fo:font-size="28pt" fo:font-style="normal" style:text-underline-style="none" fo:font-weight="bold" style:font-name-asian="Caviar Dreams1" style:font-family-asian="'Caviar Dreams'" style:font-family-generic-asian="system" style:font-pitch-asian="variable" style:font-size-asian="28pt" style:font-style-asian="normal" style:font-weight-asian="bold" style:font-name-complex="Caviar Dreams1" style:font-family-complex="'Caviar Dream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in" fo:margin-right="0in" fo:margin-top="0.0417in" fo:margin-bottom="0.0835in" loext:contextual-spacing="false" fo:line-height="100%" fo:text-align="center" style:justify-single-word="false" fo:keep-together="auto" fo:orphans="2" fo:widows="2" fo:text-indent="0in" style:auto-text-indent="false" fo:keep-with-next="always"/>
      <style:text-properties fo:font-variant="normal" fo:text-transform="none" fo:color="#2f4f4f" style:text-line-through-style="none" style:text-line-through-type="none" style:text-position="0% 100%" style:font-name="Caviar Dreams" fo:font-family="'Caviar Dreams'" style:font-family-generic="roman" style:font-pitch="variable" fo:font-size="18pt" fo:font-style="normal" style:text-underline-style="none" fo:font-weight="normal" style:font-name-asian="Caviar Dreams1" style:font-family-asian="'Caviar Dreams'" style:font-family-generic-asian="system" style:font-pitch-asian="variable" style:font-size-asian="18pt" style:font-style-asian="normal" style:font-weight-asian="normal" style:font-name-complex="Caviar Dreams1" style:font-family-complex="'Caviar Dreams'" style:font-family-generic-complex="system" style:font-pitch-complex="variable" style:font-size-complex="18pt"/>
    </style:style>
    <style:style style:name="ListLabel_20_1" style:display-name="ListLabel 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 style:display-name="ListLabel 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 style:display-name="ListLabel 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 style:display-name="ListLabel 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 style:display-name="ListLabel 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 style:display-name="ListLabel 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 style:display-name="ListLabel 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8" style:display-name="ListLabel 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9" style:display-name="ListLabel 9"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0" style:display-name="ListLabel 10" style:family="text">
      <style:text-properties fo:font-size="10pt" fo:font-weight="normal"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1" style:display-name="ListLabel 1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2" style:display-name="ListLabel 1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3" style:display-name="ListLabel 1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4" style:display-name="ListLabel 1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5" style:display-name="ListLabel 1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6" style:display-name="ListLabel 1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7" style:display-name="ListLabel 1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8" style:display-name="ListLabel 1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9" style:display-name="ListLabel 19"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0" style:display-name="ListLabel 20"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1" style:display-name="ListLabel 2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2" style:display-name="ListLabel 2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3" style:display-name="ListLabel 2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4" style:display-name="ListLabel 2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5" style:display-name="ListLabel 2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6" style:display-name="ListLabel 2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7" style:display-name="ListLabel 2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8" style:display-name="ListLabel 2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9" style:display-name="ListLabel 29"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0" style:display-name="ListLabel 30"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1" style:display-name="ListLabel 3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2" style:display-name="ListLabel 3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3" style:display-name="ListLabel 3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4" style:display-name="ListLabel 3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5" style:display-name="ListLabel 3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6" style:display-name="ListLabel 3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7" style:display-name="ListLabel 3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8" style:display-name="ListLabel 3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9" style:display-name="ListLabel 39"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0" style:display-name="ListLabel 40"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1" style:display-name="ListLabel 4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2" style:display-name="ListLabel 4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3" style:display-name="ListLabel 4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4" style:display-name="ListLabel 4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5" style:display-name="ListLabel 4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6" style:display-name="ListLabel 4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7" style:display-name="ListLabel 4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8" style:display-name="ListLabel 4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9" style:display-name="ListLabel 49"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0" style:display-name="ListLabel 50"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1" style:display-name="ListLabel 5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2" style:display-name="ListLabel 5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3" style:display-name="ListLabel 5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4" style:display-name="ListLabel 5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5" style:display-name="ListLabel 5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6" style:display-name="ListLabel 5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7" style:display-name="ListLabel 5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8" style:display-name="ListLabel 5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9" style:display-name="ListLabel 59"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0" style:display-name="ListLabel 60"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1" style:display-name="ListLabel 6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2" style:display-name="ListLabel 6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3" style:display-name="ListLabel 6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4" style:display-name="ListLabel 64" style:family="text">
      <style:text-properties fo:font-size="10.5pt" fo:font-weight="normal" style:font-name-asian="Arial1" style:font-family-asian="Arial" style:font-family-generic-asian="system" style:font-pitch-asian="variable" style:font-size-asian="10.5pt" style:font-weight-asian="normal" style:font-name-complex="Arial1" style:font-family-complex="Arial" style:font-family-generic-complex="system" style:font-pitch-complex="variable" style:font-size-complex="10.5pt"/>
    </style:style>
    <style:style style:name="ListLabel_20_65" style:display-name="ListLabel 65" style:family="text">
      <style:text-properties fo:font-size="10.5pt" fo:font-weight="normal" style:font-name-asian="Arial1" style:font-family-asian="Arial" style:font-family-generic-asian="system" style:font-pitch-asian="variable" style:font-size-asian="10.5pt" style:font-weight-asian="normal" style:font-name-complex="Arial1" style:font-family-complex="Arial" style:font-family-generic-complex="system" style:font-pitch-complex="variable" style:font-size-complex="10.5pt"/>
    </style:style>
    <style:style style:name="ListLabel_20_66" style:display-name="ListLabel 6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8" style:display-name="ListLabel 6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9" style:display-name="ListLabel 6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0" style:display-name="ListLabel 7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2" style:display-name="ListLabel 7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3" style:display-name="ListLabel 73" style:family="text">
      <style:text-properties fo:font-size="10pt" fo:font-weight="normal"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4" style:display-name="ListLabel 7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5" style:display-name="ListLabel 7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6" style:display-name="ListLabel 7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7" style:display-name="ListLabel 7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8" style:display-name="ListLabel 7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9" style:display-name="ListLabel 79"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80" style:display-name="ListLabel 80"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81" style:display-name="ListLabel 8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4"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5"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6"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7"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8"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9"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12"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4" text:style-name="ListLabel_20_13"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5" text:style-name="ListLabel_20_14"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6" text:style-name="ListLabel_20_15"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7" text:style-name="ListLabel_20_16"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8" text:style-name="ListLabel_20_17"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9" text:style-name="ListLabel_20_18" style:num-suffix="▪" text:bullet-char="▪">
        <style:list-level-properties text:list-level-position-and-space-mode="label-alignment">
          <style:list-level-label-alignment text:label-followed-by="listtab" fo:text-indent="2.5in" fo:margin-left="2.7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21"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4" text:style-name="ListLabel_20_22"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5" text:style-name="ListLabel_20_23"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6" text:style-name="ListLabel_20_24"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7" text:style-name="ListLabel_20_25"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8" text:style-name="ListLabel_20_26"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9" text:style-name="ListLabel_20_27" style:num-suffix="▪" text:bullet-char="▪">
        <style:list-level-properties text:list-level-position-and-space-mode="label-alignment">
          <style:list-level-label-alignment text:label-followed-by="listtab" fo:text-indent="2.5in" fo:margin-left="2.7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30"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4" text:style-name="ListLabel_20_31"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5" text:style-name="ListLabel_20_32"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6" text:style-name="ListLabel_20_33"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7" text:style-name="ListLabel_20_34"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8" text:style-name="ListLabel_20_35"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9" text:style-name="ListLabel_20_36" style:num-suffix="▪" text:bullet-char="▪">
        <style:list-level-properties text:list-level-position-and-space-mode="label-alignment">
          <style:list-level-label-alignment text:label-followed-by="listtab" fo:text-indent="2.5in" fo:margin-left="2.7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5453in" fo:margin-left="0.7953in"/>
        </style:list-level-properties>
        <style:text-properties style:font-name="Arial"/>
      </text:list-level-style-bullet>
      <text:list-level-style-bullet text:level="2" text:style-name="ListLabel_20_38" style:num-suffix="◦" text:bullet-char="◦">
        <style:list-level-properties text:list-level-position-and-space-mode="label-alignment">
          <style:list-level-label-alignment text:label-followed-by="listtab" fo:text-indent="0.7953in" fo:margin-left="1.0453in"/>
        </style:list-level-properties>
        <style:text-properties style:font-name="Arial"/>
      </text:list-level-style-bullet>
      <text:list-level-style-bullet text:level="3" text:style-name="ListLabel_20_39" style:num-suffix="▪" text:bullet-char="▪">
        <style:list-level-properties text:list-level-position-and-space-mode="label-alignment">
          <style:list-level-label-alignment text:label-followed-by="listtab" fo:text-indent="1.0453in" fo:margin-left="1.2953in"/>
        </style:list-level-properties>
        <style:text-properties style:font-name="Arial"/>
      </text:list-level-style-bullet>
      <text:list-level-style-bullet text:level="4" text:style-name="ListLabel_20_40" style:num-suffix="" text:bullet-char="">
        <style:list-level-properties text:list-level-position-and-space-mode="label-alignment">
          <style:list-level-label-alignment text:label-followed-by="listtab" fo:text-indent="1.2953in" fo:margin-left="1.5453in"/>
        </style:list-level-properties>
        <style:text-properties style:font-name="Arial"/>
      </text:list-level-style-bullet>
      <text:list-level-style-bullet text:level="5" text:style-name="ListLabel_20_41" style:num-suffix="◦" text:bullet-char="◦">
        <style:list-level-properties text:list-level-position-and-space-mode="label-alignment">
          <style:list-level-label-alignment text:label-followed-by="listtab" fo:text-indent="1.5453in" fo:margin-left="1.7953in"/>
        </style:list-level-properties>
        <style:text-properties style:font-name="Arial"/>
      </text:list-level-style-bullet>
      <text:list-level-style-bullet text:level="6" text:style-name="ListLabel_20_42" style:num-suffix="▪" text:bullet-char="▪">
        <style:list-level-properties text:list-level-position-and-space-mode="label-alignment">
          <style:list-level-label-alignment text:label-followed-by="listtab" fo:text-indent="1.7953in" fo:margin-left="2.0453in"/>
        </style:list-level-properties>
        <style:text-properties style:font-name="Arial"/>
      </text:list-level-style-bullet>
      <text:list-level-style-bullet text:level="7" text:style-name="ListLabel_20_43" style:num-suffix="" text:bullet-char="">
        <style:list-level-properties text:list-level-position-and-space-mode="label-alignment">
          <style:list-level-label-alignment text:label-followed-by="listtab" fo:text-indent="2.0453in" fo:margin-left="2.2953in"/>
        </style:list-level-properties>
        <style:text-properties style:font-name="Arial"/>
      </text:list-level-style-bullet>
      <text:list-level-style-bullet text:level="8" text:style-name="ListLabel_20_44" style:num-suffix="◦" text:bullet-char="◦">
        <style:list-level-properties text:list-level-position-and-space-mode="label-alignment">
          <style:list-level-label-alignment text:label-followed-by="listtab" fo:text-indent="2.2953in" fo:margin-left="2.5453in"/>
        </style:list-level-properties>
        <style:text-properties style:font-name="Arial"/>
      </text:list-level-style-bullet>
      <text:list-level-style-bullet text:level="9" text:style-name="ListLabel_20_45" style:num-suffix="▪" text:bullet-char="▪">
        <style:list-level-properties text:list-level-position-and-space-mode="label-alignment">
          <style:list-level-label-alignment text:label-followed-by="listtab" fo:text-indent="2.5453in" fo:margin-left="2.7953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47"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48"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49"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50"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51"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52"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53"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54"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57"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4" text:style-name="ListLabel_20_58"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5" text:style-name="ListLabel_20_59"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6" text:style-name="ListLabel_20_60"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7" text:style-name="ListLabel_20_61"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8" text:style-name="ListLabel_20_62"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9" text:style-name="ListLabel_20_63" style:num-suffix="▪" text:bullet-char="▪">
        <style:list-level-properties text:list-level-position-and-space-mode="label-alignment">
          <style:list-level-label-alignment text:label-followed-by="listtab" fo:text-indent="2.5in" fo:margin-left="2.7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5in" fo:margin-left="0.25in"/>
        </style:list-level-properties>
        <style:text-properties style:font-name="Arial"/>
      </text:list-level-style-bullet>
      <text:list-level-style-bullet text:level="2" text:style-name="ListLabel_20_65" style:num-suffix="◦" text:bullet-char="◦">
        <style:list-level-properties text:list-level-position-and-space-mode="label-alignment">
          <style:list-level-label-alignment text:label-followed-by="listtab" fo:text-indent="1in" fo:margin-left="0.5in"/>
        </style:list-level-properties>
        <style:text-properties style:font-name="Arial"/>
      </text:list-level-style-bullet>
      <text:list-level-style-bullet text:level="3" text:style-name="ListLabel_20_66" style:num-suffix="▪" text:bullet-char="▪">
        <style:list-level-properties text:list-level-position-and-space-mode="label-alignment">
          <style:list-level-label-alignment text:label-followed-by="listtab" fo:text-indent="1.5in" fo:margin-left="0.75in"/>
        </style:list-level-properties>
        <style:text-properties style:font-name="Arial"/>
      </text:list-level-style-bullet>
      <text:list-level-style-bullet text:level="4" text:style-name="ListLabel_20_67" style:num-suffix="" text:bullet-char="">
        <style:list-level-properties text:list-level-position-and-space-mode="label-alignment">
          <style:list-level-label-alignment text:label-followed-by="listtab" fo:text-indent="2in" fo:margin-left="1in"/>
        </style:list-level-properties>
        <style:text-properties style:font-name="Arial"/>
      </text:list-level-style-bullet>
      <text:list-level-style-bullet text:level="5" text:style-name="ListLabel_20_68" style:num-suffix="◦" text:bullet-char="◦">
        <style:list-level-properties text:list-level-position-and-space-mode="label-alignment">
          <style:list-level-label-alignment text:label-followed-by="listtab" fo:text-indent="2.5in" fo:margin-left="1.25in"/>
        </style:list-level-properties>
        <style:text-properties style:font-name="Arial"/>
      </text:list-level-style-bullet>
      <text:list-level-style-bullet text:level="6" text:style-name="ListLabel_20_69" style:num-suffix="▪" text:bullet-char="▪">
        <style:list-level-properties text:list-level-position-and-space-mode="label-alignment">
          <style:list-level-label-alignment text:label-followed-by="listtab" fo:text-indent="3in" fo:margin-left="1.5in"/>
        </style:list-level-properties>
        <style:text-properties style:font-name="Arial"/>
      </text:list-level-style-bullet>
      <text:list-level-style-bullet text:level="7" text:style-name="ListLabel_20_70" style:num-suffix="" text:bullet-char="">
        <style:list-level-properties text:list-level-position-and-space-mode="label-alignment">
          <style:list-level-label-alignment text:label-followed-by="listtab" fo:text-indent="3.5in" fo:margin-left="1.75in"/>
        </style:list-level-properties>
        <style:text-properties style:font-name="Arial"/>
      </text:list-level-style-bullet>
      <text:list-level-style-bullet text:level="8" text:style-name="ListLabel_20_71" style:num-suffix="◦" text:bullet-char="◦">
        <style:list-level-properties text:list-level-position-and-space-mode="label-alignment">
          <style:list-level-label-alignment text:label-followed-by="listtab" fo:text-indent="4in" fo:margin-left="2in"/>
        </style:list-level-properties>
        <style:text-properties style:font-name="Arial"/>
      </text:list-level-style-bullet>
      <text:list-level-style-bullet text:level="9" text:style-name="ListLabel_20_72" style:num-suffix="▪" text:bullet-char="▪">
        <style:list-level-properties text:list-level-position-and-space-mode="label-alignment">
          <style:list-level-label-alignment text:label-followed-by="listtab" fo:text-indent="4.5in" fo:margin-left="2.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75"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4" text:style-name="ListLabel_20_76"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5" text:style-name="ListLabel_20_77"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6" text:style-name="ListLabel_20_78"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7" text:style-name="ListLabel_20_79"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8" text:style-name="ListLabel_20_80"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9" text:style-name="ListLabel_20_81" style:num-suffix="▪" text:bullet-char="▪">
        <style:list-level-properties text:list-level-position-and-space-mode="label-alignment">
          <style:list-level-label-alignment text:label-followed-by="listtab" fo:text-indent="2.5in" fo:margin-left="2.7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image-count="0" meta:object-count="0" meta:page-count="21" meta:paragraph-count="305" meta:word-count="2781" meta:character-count="18688" meta:non-whitespace-character-count="16181"/>
    <meta:generator>LibreOfficeDev/5.1.0.3$Linux_X86_64 LibreOffice_project/</meta:generator>
  </office:meta>
</office:document-meta>
</file>